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Mono" svg:font-family="'Roboto Mono', monospace"/>
    <style:font-face style:name="Roboto" svg:font-family="Roboto,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4007in"/>
    </style:style>
    <style:style style:name="Table1.B" style:family="table-column">
      <style:table-column-properties style:column-width="3.5014in"/>
    </style:style>
    <style:style style:name="Table1.C" style:family="table-column">
      <style:table-column-properties style:column-width="1.466in"/>
    </style:style>
    <style:style style:name="Table1.D" style:family="table-column">
      <style:table-column-properties style:column-width="0.7431in"/>
    </style:style>
    <style:style style:name="Table1.E" style:family="table-column">
      <style:table-column-properties style:column-width="0.8139in"/>
    </style:style>
    <style:style style:name="Table1.A1" style:family="table-cell">
      <style:table-cell-properties style:vertical-align="middle" fo:padding="0.0194in" fo:border="none"/>
    </style:style>
    <style:style style:name="Table2" style:family="table">
      <style:table-properties style:width="3.2688in" table:align="left"/>
    </style:style>
    <style:style style:name="Table2.A" style:family="table-column">
      <style:table-column-properties style:column-width="0.4007in"/>
    </style:style>
    <style:style style:name="Table2.B" style:family="table-column">
      <style:table-column-properties style:column-width="0.9972in"/>
    </style:style>
    <style:style style:name="Table2.C" style:family="table-column">
      <style:table-column-properties style:column-width="1.8708in"/>
    </style:style>
    <style:style style:name="Table2.A1" style:family="table-cell">
      <style:table-cell-properties style:vertical-align="middle" fo:padding="0.0194in" fo:border="none"/>
    </style:style>
    <style:style style:name="Table3" style:family="table">
      <style:table-properties style:width="3.8951in" table:align="left"/>
    </style:style>
    <style:style style:name="Table3.A" style:family="table-column">
      <style:table-column-properties style:column-width="0.4007in"/>
    </style:style>
    <style:style style:name="Table3.B" style:family="table-column">
      <style:table-column-properties style:column-width="0.6528in"/>
    </style:style>
    <style:style style:name="Table3.C" style:family="table-column">
      <style:table-column-properties style:column-width="0.9708in"/>
    </style:style>
    <style:style style:name="Table3.D" style:family="table-column">
      <style:table-column-properties style:column-width="1.8708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0.9924in"/>
    </style:style>
    <style:style style:name="Table4.B" style:family="table-column">
      <style:table-column-properties style:column-width="0.7986in"/>
    </style:style>
    <style:style style:name="Table4.C" style:family="table-column">
      <style:table-column-properties style:column-width="2.4361in"/>
    </style:style>
    <style:style style:name="Table4.D" style:family="table-column">
      <style:table-column-properties style:column-width="2.6979in"/>
    </style:style>
    <style:style style:name="Table4.A1" style:family="table-cell">
      <style:table-cell-properties style:vertical-align="middle" fo:padding="0.0194in" fo:border="none"/>
    </style:style>
    <style:style style:name="Table5" style:family="table">
      <style:table-properties style:width="2.2188in" table:align="left"/>
    </style:style>
    <style:style style:name="Table5.A" style:family="table-column">
      <style:table-column-properties style:column-width="0.4007in"/>
    </style:style>
    <style:style style:name="Table5.B" style:family="table-column">
      <style:table-column-properties style:column-width="0.6986in"/>
    </style:style>
    <style:style style:name="Table5.C" style:family="table-column">
      <style:table-column-properties style:column-width="1.1194in"/>
    </style:style>
    <style:style style:name="Table5.A1" style:family="table-cell">
      <style:table-cell-properties style:vertical-align="middle" fo:padding="0.0194in" fo:border="none"/>
    </style:style>
    <style:style style:name="Table6" style:family="table">
      <style:table-properties style:width="2.2188in" table:align="left"/>
    </style:style>
    <style:style style:name="Table6.A" style:family="table-column">
      <style:table-column-properties style:column-width="0.4007in"/>
    </style:style>
    <style:style style:name="Table6.B" style:family="table-column">
      <style:table-column-properties style:column-width="0.6986in"/>
    </style:style>
    <style:style style:name="Table6.C" style:family="table-column">
      <style:table-column-properties style:column-width="1.1194in"/>
    </style:style>
    <style:style style:name="Table6.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paragraph-properties fo:margin-top="0in" fo:margin-bottom="0in"/>
    </style:style>
    <style:style style:name="P28" style:family="paragraph" style:parent-style-name="Text_20_body" style:list-style-name="L1">
      <style:paragraph-properties fo:margin-top="0in" fo:margin-bottom="0in"/>
    </style:style>
    <style:style style:name="P29" style:family="paragraph" style:parent-style-name="Text_20_body" style:list-style-name="L5">
      <style:paragraph-properties fo:margin-top="0in" fo:margin-bottom="0in"/>
    </style:style>
    <style:style style:name="P30" style:family="paragraph" style:parent-style-name="Text_20_body" style:list-style-name="L9">
      <style:paragraph-properties fo:margin-top="0in" fo:margin-bottom="0in"/>
    </style:style>
    <style:style style:name="P31" style:family="paragraph" style:parent-style-name="Text_20_body" style:list-style-name="L13">
      <style:paragraph-properties fo:margin-top="0in" fo:margin-bottom="0in"/>
    </style:style>
    <style:style style:name="P32" style:family="paragraph" style:parent-style-name="Text_20_body" style:list-style-name="L19">
      <style:paragraph-properties fo:margin-top="0in" fo:margin-bottom="0in"/>
    </style:style>
    <style:style style:name="P33" style:family="paragraph" style:parent-style-name="Text_20_body" style:list-style-name="L23">
      <style:paragraph-properties fo:margin-top="0in" fo:margin-bottom="0in"/>
    </style:style>
    <style:style style:name="P34" style:family="paragraph" style:parent-style-name="Text_20_body" style:list-style-name="L24">
      <style:paragraph-properties fo:margin-top="0in" fo:margin-bottom="0in"/>
    </style:style>
    <style:style style:name="P35" style:family="paragraph" style:parent-style-name="Text_20_body" style:list-style-name="L25">
      <style:paragraph-properties fo:margin-top="0in" fo:margin-bottom="0in"/>
    </style:style>
    <style:style style:name="P36" style:family="paragraph" style:parent-style-name="Text_20_body" style:list-style-name="L26">
      <style:paragraph-properties fo:margin-top="0in" fo:margin-bottom="0in"/>
    </style:style>
    <style:style style:name="P37" style:family="paragraph" style:parent-style-name="Text_20_body">
      <style:paragraph-properties fo:margin-top="0in" fo:margin-bottom="0in" fo:line-height="150%" fo:padding="0in" fo:border="none"/>
    </style:style>
    <style:style style:name="P38" style:family="paragraph" style:parent-style-name="Text_20_body">
      <style:paragraph-properties fo:margin-left="0in" fo:margin-right="0.0835in" fo:margin-top="0in" fo:margin-bottom="0in" fo:text-indent="0in" style:auto-text-indent="false" fo:padding="0in" fo:border="none"/>
    </style:style>
    <style:style style:name="P39" style:family="paragraph" style:parent-style-name="Text_20_body">
      <style:paragraph-properties fo:margin-top="0.1665in" fo:margin-bottom="0.0835in" fo:line-height="150%" fo:padding="0in" fo:border="none"/>
    </style:style>
    <style:style style:name="P40" style:family="paragraph" style:parent-style-name="Text_20_body">
      <style:paragraph-properties fo:margin-top="0.0835in" fo:margin-bottom="0.0835in"/>
      <style:text-properties fo:color="#80868b"/>
    </style:style>
    <style:style style:name="P41" style:family="paragraph" style:parent-style-name="Text_20_body">
      <style:paragraph-properties fo:margin-top="0.0835in" fo:margin-bottom="0.0835in"/>
      <style:text-properties fo:font-style="italic"/>
    </style:style>
    <style:style style:name="P42" style:family="paragraph" style:parent-style-name="Preformatted_20_Text">
      <style:paragraph-properties fo:margin-left="0in" fo:margin-right="0in" fo:margin-top="0in" fo:margin-bottom="0in" fo:text-indent="0in" style:auto-text-indent="false" fo:background-color="#ffffff">
        <style:background-image/>
      </style:paragraph-properties>
      <style:text-properties fo:color="#000000" style:font-name="Roboto Mono" fo:font-size="10.5pt"/>
    </style:style>
    <style:style style:name="P43" style:family="paragraph" style:parent-style-name="Preformatted_20_Text">
      <style:paragraph-properties fo:margin-left="0in" fo:margin-right="0in" fo:margin-top="0in" fo:margin-bottom="0in" fo:text-indent="0in" style:auto-text-indent="false" fo:background-color="#ffffff">
        <style:background-image/>
      </style:paragraph-properties>
      <style:text-properties fo:color="#000088" style:font-name="Roboto Mono" fo:font-size="10.5pt"/>
    </style:style>
    <style:style style:name="P44" style:family="paragraph" style:parent-style-name="Preformatted_20_Text">
      <style:paragraph-properties fo:margin-top="0in" fo:margin-bottom="0in" fo:background-color="#ffffff">
        <style:background-image/>
      </style:paragraph-properties>
    </style:style>
    <style:style style:name="P45" style:family="paragraph" style:parent-style-name="Preformatted_20_Text">
      <style:paragraph-properties fo:margin-top="0in" fo:margin-bottom="0in" fo:background-color="#ffffff">
        <style:background-image/>
      </style:paragraph-properties>
      <style:text-properties fo:color="#000000"/>
    </style:style>
    <style:style style:name="P46" style:family="paragraph" style:parent-style-name="Preformatted_20_Text">
      <style:paragraph-properties fo:margin-top="0in" fo:margin-bottom="0in" fo:background-color="#ffffff">
        <style:background-image/>
      </style:paragraph-properties>
      <style:text-properties fo:color="#000000" style:font-name="Roboto Mono" fo:font-size="10.5pt"/>
    </style:style>
    <style:style style:name="P47" style:family="paragraph" style:parent-style-name="Preformatted_20_Text">
      <style:paragraph-properties fo:margin-top="0in" fo:margin-bottom="0in" fo:background-color="#ffffff">
        <style:background-image/>
      </style:paragraph-properties>
      <style:text-properties fo:color="#000088" style:font-name="Roboto Mono" fo:font-size="10.5pt"/>
    </style:style>
    <style:style style:name="T1" style:family="text">
      <style:text-properties fo:font-style="italic"/>
    </style:style>
    <style:style style:name="T2" style:family="text">
      <style:text-properties fo:color="#000088"/>
    </style:style>
    <style:style style:name="T3" style:family="text">
      <style:text-properties fo:color="#000088" style:font-name="Roboto Mono" fo:font-size="10.5pt"/>
    </style:style>
    <style:style style:name="T4" style:family="text">
      <style:text-properties fo:color="#660066"/>
    </style:style>
    <style:style style:name="T5" style:family="text">
      <style:text-properties fo:color="#660066" style:font-name="Roboto Mono" fo:font-size="10.5pt"/>
    </style:style>
    <style:style style:name="T6" style:family="text">
      <style:text-properties style:font-name="Roboto Mono" fo:font-size="10.5pt"/>
    </style:style>
    <style:style style:name="T7" style:family="text">
      <style:text-properties fo:color="#006666"/>
    </style:style>
    <style:style style:name="T8" style:family="text">
      <style:text-properties fo:color="#006666" style:font-name="Roboto Mono" fo:font-size="10.5pt"/>
    </style:style>
    <style:style style:name="T9" style:family="text">
      <style:text-properties style:font-name="Roboto" fo:font-weight="normal"/>
    </style:style>
    <style:style style:name="T10" style:family="text">
      <style:text-properties style:text-line-through-style="solid" style:font-name="Roboto" fo:font-weight="normal"/>
    </style:style>
    <style:style style:name="T11" style:family="text">
      <style:text-properties fo:color="#008800"/>
    </style:style>
    <style:style style:name="T12" style:family="text">
      <style:text-properties fo:color="#008800" style:font-name="Roboto Mono" fo:font-size="10.5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3"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0193in" fo:border="0.0138in solid #000000"/>
    </style:style>
    <style:style style:name="fr4"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0193in" fo:border="0.0693in solid #000000"/>
    </style:style>
    <style:style style:name="fr5"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0.5in" draw:z-index="24">
        <draw:text-box fo:min-height="0.5in">
          <text:p text:style-name="Text_20_body"/>
        </draw:text-box>
      </draw:frame>
      <draw:frame draw:style-name="fr1" draw:name="Frame2" text:anchor-type="page" text:anchor-page-number="1" svg:x="0in" svg:y="0in" svg:width="0.5in" draw:z-index="25">
        <draw:text-box fo:min-height="0.5in">
          <text:p text:style-name="Text_20_body"/>
        </draw:text-box>
      </draw:frame>
      <draw:frame draw:style-name="fr1" draw:name="Frame3" text:anchor-type="page" text:anchor-page-number="1" svg:x="0in" svg:y="0in" svg:width="0.5in" draw:z-index="26">
        <draw:text-box fo:min-height="0.5in">
          <text:p text:style-name="Text_20_body"/>
        </draw:text-box>
      </draw:frame>
      <draw:frame draw:style-name="fr1" draw:name="Frame12" text:anchor-type="page" text:anchor-page-number="1" svg:x="0in" svg:y="0in" svg:width="0.5in" draw:z-index="27">
        <draw:text-box fo:min-height="0.5in">
          <text:p text:style-name="Text_20_body"/>
        </draw:text-box>
      </draw:frame>
      <draw:frame draw:style-name="fr1" draw:name="Frame27" text:anchor-type="page" text:anchor-page-number="1" svg:x="0in" svg:y="0in" svg:width="0.5in" draw:z-index="28">
        <draw:text-box fo:min-height="0.5in">
          <text:p text:style-name="Text_20_body"/>
        </draw:text-box>
      </draw:frame>
      <draw:frame draw:style-name="fr1" draw:name="Frame28" text:anchor-type="page" text:anchor-page-number="1" svg:x="0in" svg:y="0in" svg:width="0.5in" draw:z-index="29">
        <draw:text-box fo:min-height="0.5in">
          <text:p text:style-name="Text_20_body"/>
        </draw:text-box>
      </draw:frame>
      <draw:frame draw:style-name="fr1" draw:name="Frame29" text:anchor-type="page" text:anchor-page-number="1" svg:x="0in" svg:y="0in" svg:width="0.5in" draw:z-index="30">
        <draw:text-box fo:min-height="0.5in">
          <text:p text:style-name="Text_20_body"/>
        </draw:text-box>
      </draw:frame>
      <draw:frame draw:style-name="fr1" draw:name="Frame30" text:anchor-type="page" text:anchor-page-number="1" svg:x="0in" svg:y="0in" svg:width="0.5in" draw:z-index="31">
        <draw:text-box fo:min-height="0.5in">
          <text:p text:style-name="Text_20_body"/>
        </draw:text-box>
      </draw:frame>
      <draw:frame draw:style-name="fr1" draw:name="Frame31" text:anchor-type="page" text:anchor-page-number="1" svg:x="0in" svg:y="0in" svg:width="0.5in" draw:z-index="32">
        <draw:text-box fo:min-height="0.5in">
          <text:p text:style-name="Text_20_body"/>
        </draw:text-box>
      </draw:frame>
      <draw:frame draw:style-name="fr1" draw:name="Frame32" text:anchor-type="page" text:anchor-page-number="1" svg:x="0in" svg:y="0in" svg:width="0.5in" draw:z-index="33">
        <draw:text-box fo:min-height="0.5in">
          <text:p text:style-name="Text_20_body"/>
        </draw:text-box>
      </draw:frame>
      <draw:frame draw:style-name="fr1" draw:name="Frame33" text:anchor-type="page" text:anchor-page-number="1" svg:x="0in" svg:y="0in" svg:width="0.5in" draw:z-index="34">
        <draw:text-box fo:min-height="0.5in">
          <text:p text:style-name="Text_20_body"/>
        </draw:text-box>
      </draw:frame>
      <draw:frame draw:style-name="fr1" draw:name="Frame34" text:anchor-type="page" text:anchor-page-number="1" svg:x="0in" svg:y="0in" svg:width="0.5in" draw:z-index="35">
        <draw:text-box fo:min-height="0.5in">
          <text:p text:style-name="Text_20_body"/>
        </draw:text-box>
      </draw:frame>
      <text:h text:style-name="Heading_20_1" text:outline-level="1">Predicting Visitor Purchases with BigQuery ML</text:h>
      <text:p text:style-name="P27"><text:span text:style-name="T1">experiment</text:span>Lab<text:span text:style-name="T1">schedule</text:span>1 hour 20 minutes<text:span text:style-name="T1">universal_currency_alt</text:span>1 Credit<text:span text:style-name="T1">show_chart</text:span>Introductory</text:p>
      <text:section text:style-name="Sect1" text:name="markdown-lab-instructions">
        <text:h text:style-name="Heading_20_2" text:outline-level="2"><text:bookmark text:name="step1"/>Overview</text:h>
        <text:p text:style-name="Text_20_body"><text:a xlink:type="simple" xlink:href="https://cloud.google.com/bigquery/docs/bqml-introduction" office:target-frame-name="_blank" xlink:show="new" text:style-name="Internet_20_link" text:visited-style-name="Visited_20_Internet_20_Link">BigQuery ML</text:a> (BigQuery machine learning) is a feature in BigQuery where data analysts can create, train, evaluate, and predict with machine learning models with minimal coding.</text:p>
        <text:p text:style-name="Text_20_body">The Google Analytics Sample <text:a xlink:type="simple" xlink:href="https://www.blog.google/products/marketingplatform/analytics/introducing-google-analytics-sample" office:target-frame-name="_blank" xlink:show="new" text:style-name="Internet_20_link" text:visited-style-name="Visited_20_Internet_20_Link">Ecommerce dataset</text:a> that has millions of Google Analytics records for the <text:a xlink:type="simple" xlink:href="https://shop.googlemerchandisestore.com/" office:target-frame-name="_blank" xlink:show="new" text:style-name="Internet_20_link" text:visited-style-name="Visited_20_Internet_20_Link">Google Merchandise Store</text:a> loaded into BigQuery. In this lab, you will use this data to run some typical queries that businesses would want to know about their customers' purchasing habits.</text:p>
        <text:h text:style-name="Heading_20_3" text:outline-level="3">Objectives</text:h>
        <text:p text:style-name="Text_20_body">In this lab, you learn to perform the following tasks:</text:p>
        <text:list xml:id="list9129269663363145546" text:style-name="L1">
          <text:list-item>
            <text:p text:style-name="P28">Use BigQuery to find public datasets</text:p>
          </text:list-item>
          <text:list-item>
            <text:p text:style-name="P28">Query and explore the ecommerce dataset</text:p>
          </text:list-item>
          <text:list-item>
            <text:p text:style-name="P28">Create a training and evaluation dataset to be used for batch prediction</text:p>
          </text:list-item>
          <text:list-item>
            <text:p text:style-name="P28">Create a classification (logistic regression) model in BigQuery ML</text:p>
          </text:list-item>
          <text:list-item>
            <text:p text:style-name="P28">Evaluate the performance of your machine learning model</text:p>
          </text:list-item>
          <text:list-item>
            <text:p text:style-name="P1">Predict and rank the probability that a visitor will make a purchase</text:p>
          </text:list-item>
        </text:list>
        <text:h text:style-name="Heading_20_2" text:outline-level="2"><text:bookmark text:name="step2"/>Set up your environments</text:h>
        <text:h text:style-name="Heading_20_3" text:outline-level="3">Lab setup</text:h>
        <text:p text:style-name="Text_20_body">For each lab, you get a new Google Cloud project and set of resources for a fixed time at no cost.</text:p>
        <text:list xml:id="list6995241446531133912" text:style-name="L2">
          <text:list-item>
            <text:p text:style-name="P2">Sign in to Qwiklabs using an <text:span text:style-name="Strong_20_Emphasis">incognito window</text:span>.</text:p>
          </text:list-item>
          <text:list-item>
            <text:p text:style-name="P2">Note the lab's access time (for example, <text:span text:style-name="Source_20_Text">1:15:00</text:span>), and make sure you can finish within that time.<text:line-break/>There is no pause feature. You can restart if needed, but you have to start at the beginning.</text:p>
          </text:list-item>
          <text:list-item>
            <text:p text:style-name="P2">When ready, click <text:span text:style-name="Strong_20_Emphasis">Start lab</text:span>.</text:p>
          </text:list-item>
          <text:list-item>
            <text:p text:style-name="P2">Note your lab credentials (<text:span text:style-name="Strong_20_Emphasis">Username</text:span> and <text:span text:style-name="Strong_20_Emphasis">Password</text:span>). You will use them to sign in to the Google Cloud Console.</text:p>
          </text:list-item>
          <text:list-item>
            <text:p text:style-name="P2">Click <text:span text:style-name="Strong_20_Emphasis">Open Google Console</text:span>.</text:p>
          </text:list-item>
          <text:list-item>
            <text:p text:style-name="P2">Click <text:span text:style-name="Strong_20_Emphasis">Use another account</text:span> and copy/paste credentials for <text:span text:style-name="Strong_20_Emphasis">this</text:span> lab into the prompts.<text:line-break/>If you use other credentials, you'll receive errors or <text:span text:style-name="Strong_20_Emphasis">incur charges</text:span>.</text:p>
          </text:list-item>
          <text:list-item>
            <text:p text:style-name="P2">Accept the terms and skip the recovery resource page.</text:p>
          </text:list-item>
        </text:list>
        <text:p text:style-name="Text_20_body"><text:span text:style-name="Strong_20_Emphasis">Note:</text:span> Do not click <text:span text:style-name="Strong_20_Emphasis">End Lab</text:span> unless you have finished the lab or want to restart it. This clears your work and removes the project.</text:p>
        <text:h text:style-name="Heading_20_3" text:outline-level="3"><text:soft-page-break/>Open BigQuery Console</text:h>
        <text:list xml:id="list621409200772637598" text:style-name="L3">
          <text:list-item>
            <text:p text:style-name="P3">In the Google Cloud Console, select <text:span text:style-name="Strong_20_Emphasis">Navigation menu</text:span> &gt; <text:span text:style-name="Strong_20_Emphasis">BigQuery</text:span>.</text:p>
          </text:list-item>
        </text:list>
        <text:p text:style-name="Text_20_body">The <text:span text:style-name="Strong_20_Emphasis">Welcome to BigQuery in the Cloud Console</text:span> message box opens. This message box provides a link to the quickstart guide and lists UI updates.</text:p>
        <text:list xml:id="list1806415594745940290" text:style-name="L4">
          <text:list-item>
            <text:p text:style-name="P4">Click <text:span text:style-name="Strong_20_Emphasis">Done</text:span>.</text:p>
          </text:list-item>
        </text:list>
        <text:h text:style-name="Heading_20_3" text:outline-level="3">Access the course dataset</text:h>
        <text:p text:style-name="Text_20_body">Once BigQuery is open, open the <text:a xlink:type="simple" xlink:href="https://console.cloud.google.com/bigquery?p=data-to-insights&amp;d=ecommerce&amp;t=web_analytics&amp;page=table" office:target-frame-name="_blank" xlink:show="new" text:style-name="Internet_20_link" text:visited-style-name="Visited_20_Internet_20_Link">data-to-insights</text:a> project in a new browser tab to bring this project into your BigQuery projects panel.</text:p>
        <text:p text:style-name="Text_20_body">The field definitions for the <text:span text:style-name="Strong_20_Emphasis">data-to-insights</text:span> ecommerce dataset are on the<text:a xlink:type="simple" xlink:href="https://support.google.com/analytics/answer/3437719?hl=en" office:target-frame-name="_blank" xlink:show="new" text:style-name="Internet_20_link" text:visited-style-name="Visited_20_Internet_20_Link">[UA] BigQuery Export schema page</text:a>. Keep the link open in a new tab for reference.</text:p>
        <text:h text:style-name="Heading_20_2" text:outline-level="2"><text:bookmark text:name="step3"/>Task 1. Explore ecommerce data</text:h>
        <text:p text:style-name="Text_20_body"><text:span text:style-name="Strong_20_Emphasis">Scenario:</text:span> Your data analyst team exported the Google Analytics logs for an ecommerce website into BigQuery and created a new table of all the raw ecommerce visitor session data for you to explore. Using this data, you'll try to answer a few questions.</text:p>
        <text:p text:style-name="Text_20_body"><text:span text:style-name="Strong_20_Emphasis">Question:</text:span> Out of the total visitors who visited our website, what % made a purchase?</text:p>
        <text:list xml:id="list6712670974802335818" text:style-name="L5">
          <text:list-item>
            <text:p text:style-name="P29">Click the query <text:span text:style-name="Strong_20_Emphasis">Editor</text:span>.</text:p>
          </text:list-item>
          <text:list-item>
            <text:p text:style-name="P5">Add the following to the New Query field:</text:p>
          </text:list-item>
        </text:list>
        <text:p text:style-name="P42">#standardSQL</text:p>
        <text:p text:style-name="P46"><text:span text:style-name="T2">WITH</text:span> visitors <text:span text:style-name="T2">AS</text:span>(</text:p>
        <text:p text:style-name="P47">SELECT</text:p>
        <text:p text:style-name="P46"><text:span text:style-name="T4">COUNT</text:span>(<text:span text:style-name="T2">DISTINCT</text:span> fullVisitorId) <text:span text:style-name="T2">AS</text:span> total_visitors</text:p>
        <text:p text:style-name="P46"><text:span text:style-name="T2">FROM</text:span> `data-<text:span text:style-name="T2">to</text:span>-insights.ecommerce.web_analytics`</text:p>
        <text:p text:style-name="P46">),</text:p>
        <text:p text:style-name="P44"/>
        <text:p text:style-name="P46">purchasers <text:span text:style-name="T2">AS</text:span>(</text:p>
        <text:p text:style-name="P47">SELECT</text:p>
        <text:p text:style-name="P46"><text:span text:style-name="T4">COUNT</text:span>(<text:span text:style-name="T2">DISTINCT</text:span> fullVisitorId) <text:span text:style-name="T2">AS</text:span> total_purchasers</text:p>
        <text:p text:style-name="P46"><text:span text:style-name="T2">FROM</text:span> `data-<text:span text:style-name="T2">to</text:span>-insights.ecommerce.web_analytics`</text:p>
        <text:p text:style-name="P46"><text:span text:style-name="T2">WHERE</text:span> totals.transactions <text:span text:style-name="T2">IS</text:span> <text:span text:style-name="T2">NOT</text:span> <text:span text:style-name="T2">NULL</text:span></text:p>
        <text:p text:style-name="P46">)</text:p>
        <text:p text:style-name="P44"/>
        <text:p text:style-name="P47">SELECT</text:p>
        <text:p text:style-name="P45"><text:s text:c="2"/><text:span text:style-name="T6">total_visitors,</text:span></text:p>
        <text:p text:style-name="P45"><text:s text:c="2"/><text:span text:style-name="T6">total_purchasers,</text:span></text:p>
        <text:p text:style-name="P45"><text:s text:c="2"/><text:span text:style-name="T6">total_purchasers / total_visitors </text:span><text:span text:style-name="T3">AS</text:span><text:span text:style-name="T6"> conversion_rate</text:span></text:p>
        <text:p text:style-name="P46"><text:span text:style-name="T2">FROM</text:span> visitors, purchasers</text:p>
        <text:p text:style-name="P38">Copied!</text:p>
        <text:p text:style-name="Text_20_body">content_copy</text:p>
        <text:list xml:id="list145223025477611103" text:style-name="L6">
          <text:list-item>
            <text:p text:style-name="P6">Click <text:span text:style-name="Strong_20_Emphasis">Run</text:span>.</text:p>
          </text:list-item>
        </text:list>
        <text:p text:style-name="Text_20_body">The result: 2.69%</text:p>
        <text:p text:style-name="Text_20_body"><text:span text:style-name="Strong_20_Emphasis">Question:</text:span> What are the top 5 selling products?</text:p>
        <text:list xml:id="list7754915493663581059" text:style-name="L7">
          <text:list-item>
            <text:p text:style-name="P7">Add the following query in the query <text:span text:style-name="Strong_20_Emphasis">EDITOR</text:span>, and then click <text:span text:style-name="Strong_20_Emphasis">Run</text:span>:</text:p>
          </text:list-item>
        </text:list>
        <text:p text:style-name="P43"><text:soft-page-break/>SELECT</text:p>
        <text:p text:style-name="P45"><text:s text:c="2"/><text:span text:style-name="T6">p.v2ProductName,</text:span></text:p>
        <text:p text:style-name="P45"><text:s text:c="2"/><text:span text:style-name="T6">p.v2ProductCategory,</text:span></text:p>
        <text:p text:style-name="P45"><text:s text:c="2"/><text:span text:style-name="T5">SUM</text:span><text:span text:style-name="T6">(p.productQuantity) </text:span><text:span text:style-name="T3">AS</text:span><text:span text:style-name="T6"> units_sold,</text:span></text:p>
        <text:p text:style-name="P45"><text:s text:c="2"/><text:span text:style-name="T6">ROUND(</text:span><text:span text:style-name="T5">SUM</text:span><text:span text:style-name="T6">(p.localProductRevenue/</text:span><text:span text:style-name="T8">1000000</text:span><text:span text:style-name="T6">),</text:span><text:span text:style-name="T8">2</text:span><text:span text:style-name="T6">) </text:span><text:span text:style-name="T3">AS</text:span><text:span text:style-name="T6"> revenue</text:span></text:p>
        <text:p text:style-name="P46"><text:span text:style-name="T2">FROM</text:span> `data-<text:span text:style-name="T2">to</text:span>-insights.ecommerce.web_analytics`,</text:p>
        <text:p text:style-name="P46"><text:span text:style-name="T4">UNNEST</text:span>(hits) <text:span text:style-name="T2">AS</text:span> h,</text:p>
        <text:p text:style-name="P46"><text:span text:style-name="T4">UNNEST</text:span>(h.product) <text:span text:style-name="T2">AS</text:span> p</text:p>
        <text:p text:style-name="P46"><text:span text:style-name="T2">GROUP</text:span> <text:span text:style-name="T2">BY</text:span> <text:span text:style-name="T7">1</text:span>, <text:span text:style-name="T7">2</text:span></text:p>
        <text:p text:style-name="P46"><text:span text:style-name="T2">ORDER</text:span> <text:span text:style-name="T2">BY</text:span> revenue <text:span text:style-name="T2">DESC</text:span></text:p>
        <text:p text:style-name="P46">LIMIT <text:span text:style-name="T7">5</text:span>;</text:p>
        <text:p text:style-name="P38">Copied!</text:p>
        <text:p text:style-name="Text_20_body">content_copy</text:p>
        <text:p text:style-name="Text_20_body">The result:</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ow</text:p>
            </table:table-cell>
            <table:table-cell table:style-name="Table1.A1" office:value-type="string">
              <text:p text:style-name="Table_20_Heading">v2ProductName</text:p>
            </table:table-cell>
            <table:table-cell table:style-name="Table1.A1" office:value-type="string">
              <text:p text:style-name="Table_20_Heading">v2ProductCategory</text:p>
            </table:table-cell>
            <table:table-cell table:style-name="Table1.A1" office:value-type="string">
              <text:p text:style-name="Table_20_Heading">units_sold</text:p>
            </table:table-cell>
            <table:table-cell table:style-name="Table1.A1" office:value-type="string">
              <text:p text:style-name="Table_20_Heading">revenue</text:p>
            </table:table-cell>
          </table:table-row>
          <table:table-row>
            <table:table-cell table:style-name="Table1.A1" office:value-type="string">
              <text:p text:style-name="Table_20_Contents">1</text:p>
            </table:table-cell>
            <table:table-cell table:style-name="Table1.A1" office:value-type="string">
              <text:p text:style-name="Table_20_Contents">Nest® Learning Thermostat 3rd Gen-USA - Stainless Steel</text:p>
            </table:table-cell>
            <table:table-cell table:style-name="Table1.A1" office:value-type="string">
              <text:p text:style-name="Table_20_Contents">Nest-USA</text:p>
            </table:table-cell>
            <table:table-cell table:style-name="Table1.A1" office:value-type="string">
              <text:p text:style-name="Table_20_Contents">17651</text:p>
            </table:table-cell>
            <table:table-cell table:style-name="Table1.A1" office:value-type="string">
              <text:p text:style-name="Table_20_Contents">870976.95</text:p>
            </table:table-cell>
          </table:table-row>
          <table:table-row>
            <table:table-cell table:style-name="Table1.A1" office:value-type="string">
              <text:p text:style-name="Table_20_Contents">2</text:p>
            </table:table-cell>
            <table:table-cell table:style-name="Table1.A1" office:value-type="string">
              <text:p text:style-name="Table_20_Contents">Nest® Cam Outdoor Security Camera - USA</text:p>
            </table:table-cell>
            <table:table-cell table:style-name="Table1.A1" office:value-type="string">
              <text:p text:style-name="Table_20_Contents">Nest-USA</text:p>
            </table:table-cell>
            <table:table-cell table:style-name="Table1.A1" office:value-type="string">
              <text:p text:style-name="Table_20_Contents">16930</text:p>
            </table:table-cell>
            <table:table-cell table:style-name="Table1.A1" office:value-type="string">
              <text:p text:style-name="Table_20_Contents">684034.55</text:p>
            </table:table-cell>
          </table:table-row>
          <table:table-row>
            <table:table-cell table:style-name="Table1.A1" office:value-type="string">
              <text:p text:style-name="Table_20_Contents">3</text:p>
            </table:table-cell>
            <table:table-cell table:style-name="Table1.A1" office:value-type="string">
              <text:p text:style-name="Table_20_Contents">Nest® Cam Indoor Security Camera - USA</text:p>
            </table:table-cell>
            <table:table-cell table:style-name="Table1.A1" office:value-type="string">
              <text:p text:style-name="Table_20_Contents">Nest-USA</text:p>
            </table:table-cell>
            <table:table-cell table:style-name="Table1.A1" office:value-type="string">
              <text:p text:style-name="Table_20_Contents">14155</text:p>
            </table:table-cell>
            <table:table-cell table:style-name="Table1.A1" office:value-type="string">
              <text:p text:style-name="Table_20_Contents">548104.47</text:p>
            </table:table-cell>
          </table:table-row>
          <table:table-row>
            <table:table-cell table:style-name="Table1.A1" office:value-type="string">
              <text:p text:style-name="Table_20_Contents">4</text:p>
            </table:table-cell>
            <table:table-cell table:style-name="Table1.A1" office:value-type="string">
              <text:p text:style-name="Table_20_Contents">Nest® Protect Smoke + CO White Wired Alarm-USA</text:p>
            </table:table-cell>
            <table:table-cell table:style-name="Table1.A1" office:value-type="string">
              <text:p text:style-name="Table_20_Contents">Nest-USA</text:p>
            </table:table-cell>
            <table:table-cell table:style-name="Table1.A1" office:value-type="string">
              <text:p text:style-name="Table_20_Contents">6394</text:p>
            </table:table-cell>
            <table:table-cell table:style-name="Table1.A1" office:value-type="string">
              <text:p text:style-name="Table_20_Contents">178937.6</text:p>
            </table:table-cell>
          </table:table-row>
          <table:table-row>
            <table:table-cell table:style-name="Table1.A1" office:value-type="string">
              <text:p text:style-name="Table_20_Contents">5</text:p>
            </table:table-cell>
            <table:table-cell table:style-name="Table1.A1" office:value-type="string">
              <text:p text:style-name="Table_20_Contents">Nest® Protect Smoke + CO White Battery Alarm-USA</text:p>
            </table:table-cell>
            <table:table-cell table:style-name="Table1.A1" office:value-type="string">
              <text:p text:style-name="Table_20_Contents">Nest-USA</text:p>
            </table:table-cell>
            <table:table-cell table:style-name="Table1.A1" office:value-type="string">
              <text:p text:style-name="Table_20_Contents">6340</text:p>
            </table:table-cell>
            <table:table-cell table:style-name="Table1.A1" office:value-type="string">
              <text:p text:style-name="Table_20_Contents">178572.4</text:p>
            </table:table-cell>
          </table:table-row>
        </table:table>
        <text:p text:style-name="Text_20_body"><text:span text:style-name="Strong_20_Emphasis">Question:</text:span> How many visitors bought on subsequent visits to the website?</text:p>
        <text:list xml:id="list1404140045582964050" text:style-name="L8">
          <text:list-item>
            <text:p text:style-name="P8">Run the following query to find out:</text:p>
          </text:list-item>
        </text:list>
        <text:p text:style-name="P42"># visitors who bought <text:span text:style-name="T2">on</text:span> a <text:span text:style-name="T2">return</text:span> visit (could have bought <text:span text:style-name="T2">on</text:span> <text:span text:style-name="T2">first</text:span> <text:span text:style-name="T2">as</text:span> well</text:p>
        <text:p text:style-name="P46"><text:span text:style-name="T2">WITH</text:span> all_visitor_stats <text:span text:style-name="T2">AS</text:span> (</text:p>
        <text:p text:style-name="P47">SELECT</text:p>
        <text:p text:style-name="P45"><text:s text:c="2"/><text:span text:style-name="T6">fullvisitorid, # </text:span><text:span text:style-name="T8">741</text:span><text:span text:style-name="T6">,</text:span><text:span text:style-name="T8">721</text:span><text:span text:style-name="T6"> </text:span><text:span text:style-name="T3">unique</text:span><text:span text:style-name="T6"> visitors</text:span></text:p>
        <text:p text:style-name="P45"><text:s text:c="2"/><text:span text:style-name="T6">IF(COUNTIF(totals.transactions &gt; </text:span><text:span text:style-name="T8">0</text:span><text:span text:style-name="T6"> </text:span><text:span text:style-name="T3">AND</text:span><text:span text:style-name="T6"> totals.newVisits </text:span><text:span text:style-name="T3">IS</text:span><text:span text:style-name="T6"> </text:span><text:span text:style-name="T3">NULL</text:span><text:span text:style-name="T6">) &gt; </text:span><text:span text:style-name="T8">0</text:span><text:span text:style-name="T6">, </text:span><text:span text:style-name="T8">1</text:span><text:span text:style-name="T6">, </text:span><text:span text:style-name="T8">0</text:span><text:span text:style-name="T6">) </text:span><text:span text:style-name="T3">AS</text:span><text:span text:style-name="T6"> will_buy_on_return_visit</text:span></text:p>
        <text:p text:style-name="P45"><text:s text:c="2"/><text:span text:style-name="T3">FROM</text:span><text:span text:style-name="T6"> `data-</text:span><text:span text:style-name="T3">to</text:span><text:span text:style-name="T6">-insights.ecommerce.web_analytics`</text:span></text:p>
        <text:p text:style-name="P45"><text:s text:c="2"/><text:span text:style-name="T3">GROUP</text:span><text:span text:style-name="T6"> </text:span><text:span text:style-name="T3">BY</text:span><text:span text:style-name="T6"> fullvisitorid</text:span></text:p>
        <text:p text:style-name="P46">)</text:p>
        <text:p text:style-name="P44"/>
        <text:p text:style-name="P47">SELECT</text:p>
        <text:p text:style-name="P45"><text:s text:c="2"/><text:span text:style-name="T5">COUNT</text:span><text:span text:style-name="T6">(</text:span><text:span text:style-name="T3">DISTINCT</text:span><text:span text:style-name="T6"> fullvisitorid) </text:span><text:span text:style-name="T3">AS</text:span><text:span text:style-name="T6"> total_visitors,</text:span></text:p>
        <text:p text:style-name="P45"><text:s text:c="2"/><text:span text:style-name="T6">will_buy_on_return_visit</text:span></text:p>
        <text:p text:style-name="P46"><text:span text:style-name="T2">FROM</text:span> all_visitor_stats</text:p>
        <text:p text:style-name="P46"><text:span text:style-name="T2">GROUP</text:span> <text:span text:style-name="T2">BY</text:span> will_buy_on_return_visit</text:p>
        <text:p text:style-name="P38">Copied!</text:p>
        <text:p text:style-name="Text_20_body">content_copy</text:p>
        <text:p text:style-name="Text_20_body">The results:</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Row</text:p>
            </table:table-cell>
            <table:table-cell table:style-name="Table2.A1" office:value-type="string">
              <text:p text:style-name="Table_20_Heading">total_visitors</text:p>
            </table:table-cell>
            <table:table-cell table:style-name="Table2.A1" office:value-type="string">
              <text:p text:style-name="Table_20_Heading">will_buy_on_return_visit</text:p>
            </table:table-cell>
          </table:table-row>
          <table:table-row>
            <table:table-cell table:style-name="Table2.A1" office:value-type="string">
              <text:p text:style-name="Table_20_Contents">1</text:p>
            </table:table-cell>
            <table:table-cell table:style-name="Table2.A1" office:value-type="string">
              <text:p text:style-name="Table_20_Contents">729848</text:p>
            </table:table-cell>
            <table:table-cell table:style-name="Table2.A1" office:value-type="string">
              <text:p text:style-name="Table_20_Contents">0</text:p>
            </table:table-cell>
          </table:table-row>
          <table:table-row>
            <table:table-cell table:style-name="Table2.A1" office:value-type="string">
              <text:p text:style-name="Table_20_Contents">2</text:p>
            </table:table-cell>
            <table:table-cell table:style-name="Table2.A1" office:value-type="string">
              <text:p text:style-name="Table_20_Contents">11873</text:p>
            </table:table-cell>
            <table:table-cell table:style-name="Table2.A1" office:value-type="string">
              <text:p text:style-name="Table_20_Contents">1</text:p>
            </table:table-cell>
          </table:table-row>
        </table:table>
        <text:p text:style-name="Text_20_body">Analyzing the results, you can see that (11873 / 729848) = 1.6% of total visitors will return and <text:soft-page-break/>purchase from the website. This includes the subset of visitors who bought on their very first session and then came back and bought again.</text:p>
        <text:p text:style-name="P27">What are some of the reasons a typical ecommerce customer will browse but not buy until a later visit? Choose all that could apply.</text:p>
        <text:p text:style-name="P39"><text:span text:style-name="T1">check</text:span><text:span text:style-name="T9">The customer wants to comparison shop on other sites before making a purchase decision.</text:span></text:p>
        <text:p text:style-name="P39"><text:span text:style-name="T1">check</text:span><text:span text:style-name="T9">The customer is waiting for products to go on sale or other promotion</text:span></text:p>
        <text:p text:style-name="P39"><text:span text:style-name="T1">check</text:span><text:span text:style-name="T9">The customer is doing additional research</text:span></text:p>
        <text:p text:style-name="Text_20_body"><draw:frame draw:style-name="fr2" draw:name="Frame4" text:anchor-type="char" svg:width="0.9791in" draw:z-index="0"><draw:text-box fo:min-height="0.3752in"><text:p text:style-name="Text_20_body"/></draw:text-box></draw:frame>Submit</text:p>
        <text:p text:style-name="Text_20_body">This behavior is very common for luxury goods where significant up-front research and comparison is required by the customer before deciding (think car purchases) but also true to a lesser extent for the merchandise on this site (t-shirts, accessories, etc).</text:p>
        <text:p text:style-name="Text_20_body">In the world of online marketing, identifying and marketing to these future customers based on the characteristics of their first visit will increase conversion rates and reduce the outflow to competitor sites.</text:p>
        <text:h text:style-name="Heading_20_2" text:outline-level="2"><text:bookmark text:name="step4"/>Task 2. Select features and create your training dataset</text:h>
        <text:p text:style-name="Text_20_body">Now you will create a Machine Learning model in BigQuery to predict whether or not a new user is likely to purchase in the future. Identifying these high-value users can help your marketing team target them with special promotions and ad campaigns.</text:p>
        <text:p text:style-name="Text_20_body">Google Analytics captures a wide variety of dimensions and measures about a user's visit on this ecommerce website. Browse the complete list of fields in the <text:a xlink:type="simple" xlink:href="https://support.google.com/analytics/answer/3437719?hl=en" office:target-frame-name="_blank" xlink:show="new" text:style-name="Internet_20_link" text:visited-style-name="Visited_20_Internet_20_Link">[UA] BigQuery Export schema Guide</text:a> and then <text:a xlink:type="simple" xlink:href="https://bigquery.cloud.google.com/table/data-to-insights:ecommerce.web_analytics?tab=preview" office:target-frame-name="_blank" xlink:show="new" text:style-name="Internet_20_link" text:visited-style-name="Visited_20_Internet_20_Link">preview the demo dataset</text:a> to find useful features that will help a machine learning model understand the relationship between data about a visitor's first time on your website and whether they will return and make a purchase.</text:p>
        <text:p text:style-name="Text_20_body">Your team decides to test whether these two fields are good inputs for your classification model:</text:p>
        <text:list xml:id="list3171792503157686672" text:style-name="L9">
          <text:list-item>
            <text:p text:style-name="P30"><text:span text:style-name="Source_20_Text">totals.bounces</text:span> (whether the visitor left the website immediately)</text:p>
          </text:list-item>
          <text:list-item>
            <text:p text:style-name="P9"><text:span text:style-name="Source_20_Text">totals.timeOnSite</text:span> (how long the visitor was on our website)</text:p>
          </text:list-item>
        </text:list>
        <text:p text:style-name="P27">What are the risks of only using the above two fields?</text:p>
        <text:p text:style-name="P40"><draw:frame draw:style-name="fr2" draw:name="Frame5" text:anchor-type="char" svg:width="0.2083in" draw:z-index="1"><draw:text-box fo:min-height="0.2083in"><draw:frame draw:style-name="fr3" draw:name="Frame6" text:anchor-type="frame" svg:x="0in" svg:y="0in" svg:width="0.2083in" draw:z-index="2"><draw:text-box fo:min-height="0.2083in"><text:p text:style-name="Text_20_body"/></draw:text-box></draw:frame><draw:frame draw:style-name="fr4" draw:name="Frame7" text:anchor-type="frame" svg:x="0in" svg:y="0in" svg:width="0.2083in" draw:z-index="3"><draw:text-box fo:min-height="0.2083in"><text:p text:style-name="Text_20_body"/></draw:text-box></draw:frame><text:p text:style-name="Text_20_body"/></draw:text-box></draw:frame>Whether a user bounces is highly correlated with their time on site (e.g. 0 seconds)</text:p>
        <text:p text:style-name="P40"><draw:frame draw:style-name="fr2" draw:name="Frame8" text:anchor-type="char" svg:width="0.2083in" draw:z-index="4"><draw:text-box fo:min-height="0.2083in"><draw:frame draw:style-name="fr3" draw:name="Frame9" text:anchor-type="frame" svg:x="0in" svg:y="0in" svg:width="0.2083in" draw:z-index="5"><draw:text-box fo:min-height="0.2083in"><text:p text:style-name="Text_20_body"/></draw:text-box></draw:frame><draw:frame draw:style-name="fr4" draw:name="Frame10" text:anchor-type="frame" svg:x="0in" svg:y="0in" svg:width="0.2083in" draw:z-index="6"><draw:text-box fo:min-height="0.2083in"><text:p text:style-name="Text_20_body"/></draw:text-box></draw:frame><text:p text:style-name="Text_20_body"/></draw:text-box></draw:frame>Only using time spent on the site ignores other potential useful columns (features)</text:p>
        <text:p text:style-name="P37"><text:span text:style-name="T1">check</text:span><text:span text:style-name="T9">Both of the above</text:span></text:p>
        <text:p text:style-name="Text_20_body"><draw:frame draw:style-name="fr2" draw:name="Frame11" text:anchor-type="char" svg:width="0.9791in" draw:z-index="7"><draw:text-box fo:min-height="0.3752in"><text:p text:style-name="Text_20_body"/></draw:text-box></draw:frame>Submit</text:p>
        <text:p text:style-name="Text_20_body">Machine learning is only as good as the training data that is fed into it. If there isn't enough information for the model to determine and learn the relationship between your input features and your label (in this <text:soft-page-break/>case, whether the visitor bought in the future) then you will not have an accurate model. While training a model on just these two fields is a start, you will see if they're good enough to produce an accurate model.</text:p>
        <text:list xml:id="list8438445743463218892" text:style-name="L10">
          <text:list-item>
            <text:p text:style-name="P10">In the query <text:span text:style-name="Strong_20_Emphasis">EDITOR</text:span>, add the following query and then click <text:span text:style-name="Strong_20_Emphasis">Run</text:span>:</text:p>
          </text:list-item>
        </text:list>
        <text:p text:style-name="P43">SELECT</text:p>
        <text:p text:style-name="P45"><text:s text:c="2"/><text:span text:style-name="T6">* </text:span><text:span text:style-name="T3">EXCEPT</text:span><text:span text:style-name="T6">(fullVisitorId)</text:span></text:p>
        <text:p text:style-name="P47">FROM</text:p>
        <text:p text:style-name="P44"/>
        <text:p text:style-name="P45"><text:s text:c="2"/><text:span text:style-name="T6"># features</text:span></text:p>
        <text:p text:style-name="P45"><text:s text:c="2"/><text:span text:style-name="T6">(</text:span><text:span text:style-name="T3">SELECT</text:span></text:p>
        <text:p text:style-name="P45"><text:s text:c="4"/><text:span text:style-name="T6">fullVisitorId,</text:span></text:p>
        <text:p text:style-name="P45"><text:s text:c="4"/><text:span text:style-name="T6">IFNULL(totals.bounces, </text:span><text:span text:style-name="T8">0</text:span><text:span text:style-name="T6">) </text:span><text:span text:style-name="T3">AS</text:span><text:span text:style-name="T6"> bounces,</text:span></text:p>
        <text:p text:style-name="P45"><text:s text:c="4"/><text:span text:style-name="T6">IFNULL(totals.timeOnSite, </text:span><text:span text:style-name="T8">0</text:span><text:span text:style-name="T6">) </text:span><text:span text:style-name="T3">AS</text:span><text:span text:style-name="T6"> time_on_site</text:span></text:p>
        <text:p text:style-name="P45"><text:s text:c="2"/><text:span text:style-name="T3">FROM</text:span></text:p>
        <text:p text:style-name="P45"><text:s text:c="4"/><text:span text:style-name="T6">`data-</text:span><text:span text:style-name="T3">to</text:span><text:span text:style-name="T6">-insights.ecommerce.web_analytics`</text:span></text:p>
        <text:p text:style-name="P45"><text:s text:c="2"/><text:span text:style-name="T3">WHERE</text:span></text:p>
        <text:p text:style-name="P45"><text:s text:c="4"/><text:span text:style-name="T6">totals.newVisits = </text:span><text:span text:style-name="T8">1</text:span><text:span text:style-name="T6">)</text:span></text:p>
        <text:p text:style-name="P45"><text:s text:c="2"/><text:span text:style-name="T3">JOIN</text:span></text:p>
        <text:p text:style-name="P45"><text:s text:c="2"/><text:span text:style-name="T6">(</text:span><text:span text:style-name="T3">SELECT</text:span></text:p>
        <text:p text:style-name="P45"><text:s text:c="4"/><text:span text:style-name="T6">fullvisitorid,</text:span></text:p>
        <text:p text:style-name="P45"><text:s text:c="4"/><text:span text:style-name="T6">IF(COUNTIF(totals.transactions &gt; </text:span><text:span text:style-name="T8">0</text:span><text:span text:style-name="T6"> </text:span><text:span text:style-name="T3">AND</text:span><text:span text:style-name="T6"> totals.newVisits </text:span><text:span text:style-name="T3">IS</text:span><text:span text:style-name="T6"> </text:span><text:span text:style-name="T3">NULL</text:span><text:span text:style-name="T6">) &gt; </text:span><text:span text:style-name="T8">0</text:span><text:span text:style-name="T6">, </text:span><text:span text:style-name="T8">1</text:span><text:span text:style-name="T6">, </text:span><text:span text:style-name="T8">0</text:span><text:span text:style-name="T6">) </text:span><text:span text:style-name="T3">AS</text:span><text:span text:style-name="T6"> will_buy_on_return_visit</text:span></text:p>
        <text:p text:style-name="P45"><text:s text:c="2"/><text:span text:style-name="T3">FROM</text:span></text:p>
        <text:p text:style-name="P45"><text:s text:c="6"/><text:span text:style-name="T6">`data-</text:span><text:span text:style-name="T3">to</text:span><text:span text:style-name="T6">-insights.ecommerce.web_analytics`</text:span></text:p>
        <text:p text:style-name="P45"><text:s text:c="2"/><text:span text:style-name="T3">GROUP</text:span><text:span text:style-name="T6"> </text:span><text:span text:style-name="T3">BY</text:span><text:span text:style-name="T6"> fullvisitorid)</text:span></text:p>
        <text:p text:style-name="P45"><text:s text:c="2"/><text:span text:style-name="T3">USING</text:span><text:span text:style-name="T6"> (fullVisitorId)</text:span></text:p>
        <text:p text:style-name="P46"><text:span text:style-name="T2">ORDER</text:span> <text:span text:style-name="T2">BY</text:span> time_on_site <text:span text:style-name="T2">DESC</text:span></text:p>
        <text:p text:style-name="P46">LIMIT <text:span text:style-name="T7">10</text:span>;</text:p>
        <text:p text:style-name="P38">Copied!</text:p>
        <text:p text:style-name="Text_20_body">content_copy</text:p>
        <text:p text:style-name="Text_20_body">Result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Heading">Row</text:p>
            </table:table-cell>
            <table:table-cell table:style-name="Table3.A1" office:value-type="string">
              <text:p text:style-name="Table_20_Heading">bounces</text:p>
            </table:table-cell>
            <table:table-cell table:style-name="Table3.A1" office:value-type="string">
              <text:p text:style-name="Table_20_Heading">time_on_site</text:p>
            </table:table-cell>
            <table:table-cell table:style-name="Table3.A1" office:value-type="string">
              <text:p text:style-name="Table_20_Heading">will_buy_on_return_visit</text:p>
            </table:table-cell>
          </table:table-row>
          <table:table-row>
            <table:table-cell table:style-name="Table3.A1" office:value-type="string">
              <text:p text:style-name="Table_20_Contents">1</text:p>
            </table:table-cell>
            <table:table-cell table:style-name="Table3.A1" office:value-type="string">
              <text:p text:style-name="Table_20_Contents">0</text:p>
            </table:table-cell>
            <table:table-cell table:style-name="Table3.A1" office:value-type="string">
              <text:p text:style-name="Table_20_Contents">15047</text:p>
            </table:table-cell>
            <table:table-cell table:style-name="Table3.A1" office:value-type="string">
              <text:p text:style-name="Table_20_Contents">0</text:p>
            </table:table-cell>
          </table:table-row>
          <table:table-row>
            <table:table-cell table:style-name="Table3.A1" office:value-type="string">
              <text:p text:style-name="Table_20_Contents">2</text:p>
            </table:table-cell>
            <table:table-cell table:style-name="Table3.A1" office:value-type="string">
              <text:p text:style-name="Table_20_Contents">0</text:p>
            </table:table-cell>
            <table:table-cell table:style-name="Table3.A1" office:value-type="string">
              <text:p text:style-name="Table_20_Contents">12136</text:p>
            </table:table-cell>
            <table:table-cell table:style-name="Table3.A1" office:value-type="string">
              <text:p text:style-name="Table_20_Contents">0</text:p>
            </table:table-cell>
          </table:table-row>
          <table:table-row>
            <table:table-cell table:style-name="Table3.A1" office:value-type="string">
              <text:p text:style-name="Table_20_Contents">3</text:p>
            </table:table-cell>
            <table:table-cell table:style-name="Table3.A1" office:value-type="string">
              <text:p text:style-name="Table_20_Contents">0</text:p>
            </table:table-cell>
            <table:table-cell table:style-name="Table3.A1" office:value-type="string">
              <text:p text:style-name="Table_20_Contents">11201</text:p>
            </table:table-cell>
            <table:table-cell table:style-name="Table3.A1" office:value-type="string">
              <text:p text:style-name="Table_20_Contents">0</text:p>
            </table:table-cell>
          </table:table-row>
          <table:table-row>
            <table:table-cell table:style-name="Table3.A1" office:value-type="string">
              <text:p text:style-name="Table_20_Contents">4</text:p>
            </table:table-cell>
            <table:table-cell table:style-name="Table3.A1" office:value-type="string">
              <text:p text:style-name="Table_20_Contents">0</text:p>
            </table:table-cell>
            <table:table-cell table:style-name="Table3.A1" office:value-type="string">
              <text:p text:style-name="Table_20_Contents">10046</text:p>
            </table:table-cell>
            <table:table-cell table:style-name="Table3.A1" office:value-type="string">
              <text:p text:style-name="Table_20_Contents">0</text:p>
            </table:table-cell>
          </table:table-row>
          <table:table-row>
            <table:table-cell table:style-name="Table3.A1" office:value-type="string">
              <text:p text:style-name="Table_20_Contents">5</text:p>
            </table:table-cell>
            <table:table-cell table:style-name="Table3.A1" office:value-type="string">
              <text:p text:style-name="Table_20_Contents">0</text:p>
            </table:table-cell>
            <table:table-cell table:style-name="Table3.A1" office:value-type="string">
              <text:p text:style-name="Table_20_Contents">9974</text:p>
            </table:table-cell>
            <table:table-cell table:style-name="Table3.A1" office:value-type="string">
              <text:p text:style-name="Table_20_Contents">0</text:p>
            </table:table-cell>
          </table:table-row>
          <table:table-row>
            <table:table-cell table:style-name="Table3.A1" office:value-type="string">
              <text:p text:style-name="Table_20_Contents">6</text:p>
            </table:table-cell>
            <table:table-cell table:style-name="Table3.A1" office:value-type="string">
              <text:p text:style-name="Table_20_Contents">0</text:p>
            </table:table-cell>
            <table:table-cell table:style-name="Table3.A1" office:value-type="string">
              <text:p text:style-name="Table_20_Contents">9564</text:p>
            </table:table-cell>
            <table:table-cell table:style-name="Table3.A1" office:value-type="string">
              <text:p text:style-name="Table_20_Contents">0</text:p>
            </table:table-cell>
          </table:table-row>
          <table:table-row>
            <table:table-cell table:style-name="Table3.A1" office:value-type="string">
              <text:p text:style-name="Table_20_Contents">7</text:p>
            </table:table-cell>
            <table:table-cell table:style-name="Table3.A1" office:value-type="string">
              <text:p text:style-name="Table_20_Contents">0</text:p>
            </table:table-cell>
            <table:table-cell table:style-name="Table3.A1" office:value-type="string">
              <text:p text:style-name="Table_20_Contents">9520</text:p>
            </table:table-cell>
            <table:table-cell table:style-name="Table3.A1" office:value-type="string">
              <text:p text:style-name="Table_20_Contents">0</text:p>
            </table:table-cell>
          </table:table-row>
          <table:table-row>
            <table:table-cell table:style-name="Table3.A1" office:value-type="string">
              <text:p text:style-name="Table_20_Contents">8</text:p>
            </table:table-cell>
            <table:table-cell table:style-name="Table3.A1" office:value-type="string">
              <text:p text:style-name="Table_20_Contents">0</text:p>
            </table:table-cell>
            <table:table-cell table:style-name="Table3.A1" office:value-type="string">
              <text:p text:style-name="Table_20_Contents">9275</text:p>
            </table:table-cell>
            <table:table-cell table:style-name="Table3.A1" office:value-type="string">
              <text:p text:style-name="Table_20_Contents">1</text:p>
            </table:table-cell>
          </table:table-row>
          <table:table-row>
            <table:table-cell table:style-name="Table3.A1" office:value-type="string">
              <text:p text:style-name="Table_20_Contents">9</text:p>
            </table:table-cell>
            <table:table-cell table:style-name="Table3.A1" office:value-type="string">
              <text:p text:style-name="Table_20_Contents">0</text:p>
            </table:table-cell>
            <table:table-cell table:style-name="Table3.A1" office:value-type="string">
              <text:p text:style-name="Table_20_Contents">9138</text:p>
            </table:table-cell>
            <table:table-cell table:style-name="Table3.A1" office:value-type="string">
              <text:p text:style-name="Table_20_Contents">0</text:p>
            </table:table-cell>
          </table:table-row>
          <table:table-row>
            <table:table-cell table:style-name="Table3.A1" office:value-type="string">
              <text:p text:style-name="Table_20_Contents">10</text:p>
            </table:table-cell>
            <table:table-cell table:style-name="Table3.A1" office:value-type="string">
              <text:p text:style-name="Table_20_Contents">0</text:p>
            </table:table-cell>
            <table:table-cell table:style-name="Table3.A1" office:value-type="string">
              <text:p text:style-name="Table_20_Contents">8872</text:p>
            </table:table-cell>
            <table:table-cell table:style-name="Table3.A1" office:value-type="string">
              <text:p text:style-name="Table_20_Contents">0</text:p>
            </table:table-cell>
          </table:table-row>
        </table:table>
        <text:p text:style-name="P27">Which fields are the model features? What is the label (correct answer)?</text:p>
        <text:p text:style-name="P40"><draw:frame draw:style-name="fr2" draw:name="Frame13" text:anchor-type="char" svg:width="0.2083in" draw:z-index="8"><draw:text-box fo:min-height="0.2083in"><draw:frame draw:style-name="fr3" draw:name="Frame14" text:anchor-type="frame" svg:x="0in" svg:y="0in" svg:width="0.2083in" draw:z-index="9"><draw:text-box fo:min-height="0.2083in"><text:p text:style-name="Text_20_body"/></draw:text-box></draw:frame><draw:frame draw:style-name="fr4" draw:name="Frame15" text:anchor-type="frame" svg:x="0in" svg:y="0in" svg:width="0.2083in" draw:z-index="10"><draw:text-box fo:min-height="0.2083in"><text:p text:style-name="Text_20_body"/></draw:text-box></draw:frame><text:p text:style-name="Text_20_body"/></draw:text-box></draw:frame>The feature is will_buy_on_return_visit. The labels are bounces and time_on_site</text:p>
        <text:p text:style-name="P40"><draw:frame draw:style-name="fr2" draw:name="Frame16" text:anchor-type="char" svg:width="0.2083in" draw:z-index="11"><draw:text-box fo:min-height="0.2083in"><draw:frame draw:style-name="fr3" draw:name="Frame17" text:anchor-type="frame" svg:x="0in" svg:y="0in" svg:width="0.2083in" draw:z-index="12"><draw:text-box fo:min-height="0.2083in"><text:p text:style-name="Text_20_body"/></draw:text-box></draw:frame><draw:frame draw:style-name="fr4" draw:name="Frame18" text:anchor-type="frame" svg:x="0in" svg:y="0in" svg:width="0.2083in" draw:z-index="13"><draw:text-box fo:min-height="0.2083in"><text:p text:style-name="Text_20_body"/></draw:text-box></draw:frame><text:p text:style-name="Text_20_body"/></draw:text-box></draw:frame>The features are bounces and will_buy_on_return_visit. The label is time_on_site</text:p>
        <text:p text:style-name="P37"><text:span text:style-name="T1">check</text:span><text:span text:style-name="T9">The features are bounces and time_on_site. The label is will_buy_on_return_visit</text:span></text:p>
        <text:p text:style-name="Text_20_body"><draw:frame draw:style-name="fr2" draw:name="Frame19" text:anchor-type="char" svg:width="0.9791in" draw:z-index="14"><draw:text-box fo:min-height="0.3752in"><text:p text:style-name="Text_20_body"/></draw:text-box></draw:frame><text:soft-page-break/>Submit</text:p>
        <text:p text:style-name="P27"><draw:frame draw:style-name="fr5" draw:name="Frame20" text:anchor-type="char" svg:x="-104.1665in" svg:width="0.0161in" draw:z-index="15"><draw:text-box fo:min-height="0.0161in"><text:p text:style-name="Text_20_body">One or more of your choices is incorrect.</text:p></draw:text-box></draw:frame>Which fields are known after a visitor's first session? (Check all that apply)</text:p>
        <text:p text:style-name="P27">visitId</text:p>
        <text:p text:style-name="P27">time_on_site</text:p>
        <text:p text:style-name="P27">bounces</text:p>
        <text:p text:style-name="P27">will_buy_on_return_visit</text:p>
        <text:p text:style-name="P27"><draw:frame draw:style-name="fr2" draw:name="Frame21" text:anchor-type="char" svg:width="0.9791in" draw:z-index="16"><draw:text-box fo:min-height="0.3752in"><text:p text:style-name="Text_20_body"/></draw:text-box></draw:frame>Submit</text:p>
        <text:p text:style-name="P41">One or more of your choices is incorrect.</text:p>
        <text:p text:style-name="P27">Which field isn't known until later in the future after their first session?</text:p>
        <text:p text:style-name="P27">bounces</text:p>
        <text:p text:style-name="P27">visitId</text:p>
        <text:p text:style-name="P27">time_on_site</text:p>
        <text:p text:style-name="P27">will_buy_on_return_visit</text:p>
        <text:p text:style-name="Text_20_body"><draw:frame draw:style-name="fr2" draw:name="Frame22" text:anchor-type="char" svg:width="0.9791in" draw:z-index="17"><draw:text-box fo:min-height="0.3752in"><text:p text:style-name="Text_20_body"/></draw:text-box></draw:frame>Submit</text:p>
        <text:p text:style-name="Text_20_body"><text:span text:style-name="Strong_20_Emphasis">Discussion:</text:span> <text:span text:style-name="Strong_20_Emphasis">will_buy_on_return_visit</text:span> is not known after the first visit. Again, you're predicting for a subset of users who returned to your website and purchased. Since you don't know the future at prediction time, you cannot say with certainty whether a new visitor comes back and purchases. The value of building a ML model is to get the probability of future purchase based on the data gleaned about their first session.</text:p>
        <text:p text:style-name="Text_20_body"><text:span text:style-name="Strong_20_Emphasis">Question:</text:span> Looking at the initial data results, do you think <text:span text:style-name="Strong_20_Emphasis">time_on_site</text:span> and <text:span text:style-name="Strong_20_Emphasis">bounces</text:span> will be a good indicator of whether the user will return and purchase or not?</text:p>
        <text:p text:style-name="Text_20_body"><text:span text:style-name="Strong_20_Emphasis">Answer:</text:span> It's often too early to tell before training and evaluating the model, but at first glance out of the top 10 <text:span text:style-name="Source_20_Text">time_on_site</text:span>, only 1 customer returned to buy, which isn't very promising. Let's see how well the model does.</text:p>
        <text:h text:style-name="Heading_20_2" text:outline-level="2"><text:bookmark text:name="step5"/>Task 3. Create a BigQuery dataset to store models</text:h>
        <text:p text:style-name="Text_20_body">Next, create a new BigQuery dataset which will also store your ML models.</text:p>
        <text:list xml:id="list8985007425650478406" text:style-name="L11">
          <text:list-item>
            <text:p text:style-name="P11">In the left pane, click on your project name, and then click on the <text:span text:style-name="Source_20_Text">View action</text:span> icon (three dots) and select <text:span text:style-name="Strong_20_Emphasis">Create Dataset</text:span>.</text:p>
          </text:list-item>
        </text:list>
        <text:p text:style-name="Text_20_body"><draw:frame draw:style-name="fr6" draw:name="graphics1" text:anchor-type="as-char" svg:width="5.4898in" svg:height="1.7709in" draw:z-index="18"><draw:image xlink:href="https://cdn.qwiklabs.com/REH1MFCFyVrzZb54TvWijJ46wBhb9%2B7c%2FBox5JR8MMo%3D" xlink:type="simple" xlink:show="embed" xlink:actuate="onLoad"/><svg:title>Create Dataset option</svg:title></draw:frame></text:p>
        <text:list xml:id="list2436356583663161575" text:style-name="L12">
          <text:list-item>
            <text:p text:style-name="P12">In the <text:span text:style-name="Strong_20_Emphasis">Create Dataset</text:span> dialog:</text:p>
          </text:list-item>
        </text:list>
        <text:list xml:id="list7905092277845151919" text:style-name="L13">
          <text:list-item>
            <text:p text:style-name="P31">For <text:span text:style-name="Strong_20_Emphasis">Dataset ID</text:span>, type <text:span text:style-name="Strong_20_Emphasis">ecommerce</text:span>.</text:p>
          </text:list-item>
          <text:list-item>
            <text:p text:style-name="P13">Leave the other values at their defaults.</text:p>
          </text:list-item>
        </text:list>
        <text:list xml:id="list7191795151355650909" text:style-name="L14">
          <text:list-item>
            <text:p text:style-name="P14">Click <text:span text:style-name="Strong_20_Emphasis">Create dataset</text:span>.</text:p>
          </text:list-item>
        </text:list>
        <text:h text:style-name="Heading_20_2" text:outline-level="2"><text:bookmark text:name="step6"/><text:soft-page-break/>Task 4. Select a BigQuery ML model type and specify options</text:h>
        <text:p text:style-name="Text_20_body">Now that you have your initial features selected, you are now ready to create your first ML model in BigQuery.</text:p>
        <text:p text:style-name="Text_20_body">There are the two model types to choose from:</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Model</text:p>
            </table:table-cell>
            <table:table-cell table:style-name="Table4.A1" office:value-type="string">
              <text:p text:style-name="Table_20_Heading">Model Type</text:p>
            </table:table-cell>
            <table:table-cell table:style-name="Table4.A1" office:value-type="string">
              <text:p text:style-name="Table_20_Heading">Label Data type</text:p>
            </table:table-cell>
            <table:table-cell table:style-name="Table4.A1" office:value-type="string">
              <text:p text:style-name="Table_20_Heading">Example</text:p>
            </table:table-cell>
          </table:table-row>
          <table:table-row>
            <table:table-cell table:style-name="Table4.A1" office:value-type="string">
              <text:p text:style-name="Table_20_Contents">Forecasting</text:p>
            </table:table-cell>
            <table:table-cell table:style-name="Table4.A1" office:value-type="string">
              <text:p text:style-name="Table_20_Contents">linear_reg</text:p>
            </table:table-cell>
            <table:table-cell table:style-name="Table4.A1" office:value-type="string">
              <text:p text:style-name="Table_20_Contents">Numeric value (typically an integer or floating point)</text:p>
            </table:table-cell>
            <table:table-cell table:style-name="Table4.A1" office:value-type="string">
              <text:p text:style-name="Table_20_Contents">Forecast sales figures for next year given historical sales data.</text:p>
            </table:table-cell>
          </table:table-row>
          <table:table-row>
            <table:table-cell table:style-name="Table4.A1" office:value-type="string">
              <text:p text:style-name="Table_20_Contents">Classification</text:p>
            </table:table-cell>
            <table:table-cell table:style-name="Table4.A1" office:value-type="string">
              <text:p text:style-name="Table_20_Contents">logistic_reg</text:p>
            </table:table-cell>
            <table:table-cell table:style-name="Table4.A1" office:value-type="string">
              <text:p text:style-name="Table_20_Contents">0 or 1 for binary classification</text:p>
            </table:table-cell>
            <table:table-cell table:style-name="Table4.A1" office:value-type="string">
              <text:p text:style-name="Table_20_Contents">Classify an email as spam or not spam given the context.</text:p>
            </table:table-cell>
          </table:table-row>
        </table:table>
        <text:p text:style-name="Text_20_body"><text:span text:style-name="Strong_20_Emphasis">Note: </text:span>There are many additional model types used in Machine Learning (like Neural Networks and decision trees) and available using libraries like <text:a xlink:type="simple" xlink:href="https://www.tensorflow.org/tutorials/" office:target-frame-name="_blank" xlink:show="new" text:style-name="Internet_20_link" text:visited-style-name="Visited_20_Internet_20_Link">TensorFlow</text:a>. At the time of writing, BigQuery ML supports the two listed above.</text:p>
        <text:p text:style-name="P27">Which model type should you choose that will buy or won't buy?</text:p>
        <text:p text:style-name="P40"><draw:frame draw:style-name="fr2" draw:name="Frame23" text:anchor-type="char" svg:width="0.2083in" draw:z-index="19"><draw:text-box fo:min-height="0.2083in"><draw:frame draw:style-name="fr3" draw:name="Frame24" text:anchor-type="frame" svg:x="0in" svg:y="0in" svg:width="0.2083in" draw:z-index="20"><draw:text-box fo:min-height="0.2083in"><text:p text:style-name="Text_20_body"/></draw:text-box></draw:frame><draw:frame draw:style-name="fr4" draw:name="Frame25" text:anchor-type="frame" svg:x="0in" svg:y="0in" svg:width="0.2083in" draw:z-index="21"><draw:text-box fo:min-height="0.2083in"><text:p text:style-name="Text_20_body"/></draw:text-box></draw:frame><text:p text:style-name="Text_20_body"/></draw:text-box></draw:frame>Recommendation model (like matrix_factorization etc.)</text:p>
        <text:p text:style-name="P37"><text:span text:style-name="T1">close</text:span><text:span text:style-name="T10">Forecasting model (like linear_reg etc.)</text:span></text:p>
        <text:p text:style-name="P37"><text:span text:style-name="T1">check</text:span><text:span text:style-name="T9">Classification model (like logistic_reg etc.)</text:span></text:p>
        <text:p text:style-name="Text_20_body"><draw:frame draw:style-name="fr2" draw:name="Frame26" text:anchor-type="char" svg:width="0.9791in" draw:z-index="22"><draw:text-box fo:min-height="0.3752in"><text:p text:style-name="Text_20_body"/></draw:text-box></draw:frame>Submit</text:p>
        <text:list xml:id="list7196838129362914954" text:style-name="L15">
          <text:list-item>
            <text:p text:style-name="P15">Enter the following query to create a model and specify model options:</text:p>
          </text:list-item>
        </text:list>
        <text:p text:style-name="P42"><text:span text:style-name="T2">CREATE</text:span> <text:span text:style-name="T2">OR</text:span> REPLACE MODEL `ecommerce.classification_model`</text:p>
        <text:p text:style-name="P46">OPTIONS</text:p>
        <text:p text:style-name="P46">(</text:p>
        <text:p text:style-name="P46">model_type=<text:span text:style-name="T11">'logistic_reg'</text:span>,</text:p>
        <text:p text:style-name="P46">labels = [<text:span text:style-name="T11">'will_buy_on_return_visit'</text:span>]</text:p>
        <text:p text:style-name="P46">)</text:p>
        <text:p text:style-name="P47">AS</text:p>
        <text:p text:style-name="P44"/>
        <text:p text:style-name="P46">#standardSQL</text:p>
        <text:p text:style-name="P47">SELECT</text:p>
        <text:p text:style-name="P45"><text:s text:c="2"/><text:span text:style-name="T6">* </text:span><text:span text:style-name="T3">EXCEPT</text:span><text:span text:style-name="T6">(fullVisitorId)</text:span></text:p>
        <text:p text:style-name="P47">FROM</text:p>
        <text:p text:style-name="P44"/>
        <text:p text:style-name="P45"><text:s text:c="2"/><text:span text:style-name="T6"># features</text:span></text:p>
        <text:p text:style-name="P45"><text:s text:c="2"/><text:span text:style-name="T6">(</text:span><text:span text:style-name="T3">SELECT</text:span></text:p>
        <text:p text:style-name="P45"><text:s text:c="4"/><text:span text:style-name="T6">fullVisitorId,</text:span></text:p>
        <text:p text:style-name="P45"><text:s text:c="4"/><text:span text:style-name="T6">IFNULL(totals.bounces, </text:span><text:span text:style-name="T8">0</text:span><text:span text:style-name="T6">) </text:span><text:span text:style-name="T3">AS</text:span><text:span text:style-name="T6"> bounces,</text:span></text:p>
        <text:p text:style-name="P45"><text:s text:c="4"/><text:span text:style-name="T6">IFNULL(totals.timeOnSite, </text:span><text:span text:style-name="T8">0</text:span><text:span text:style-name="T6">) </text:span><text:span text:style-name="T3">AS</text:span><text:span text:style-name="T6"> time_on_site</text:span></text:p>
        <text:p text:style-name="P45"><text:s text:c="2"/><text:span text:style-name="T3">FROM</text:span></text:p>
        <text:p text:style-name="P45"><text:s text:c="4"/><text:span text:style-name="T6">`data-</text:span><text:span text:style-name="T3">to</text:span><text:span text:style-name="T6">-insights.ecommerce.web_analytics`</text:span></text:p>
        <text:p text:style-name="P45"><text:s text:c="2"/><text:span text:style-name="T3">WHERE</text:span></text:p>
        <text:p text:style-name="P45"><text:s text:c="4"/><text:span text:style-name="T6">totals.newVisits = </text:span><text:span text:style-name="T8">1</text:span></text:p>
        <text:p text:style-name="P45"><text:s text:c="4"/><text:span text:style-name="T3">AND</text:span><text:span text:style-name="T6"> </text:span><text:span text:style-name="T5">date</text:span><text:span text:style-name="T6"> </text:span><text:span text:style-name="T3">BETWEEN</text:span><text:span text:style-name="T6"> </text:span><text:span text:style-name="T12">'20160801'</text:span><text:span text:style-name="T6"> </text:span><text:span text:style-name="T3">AND</text:span><text:span text:style-name="T6"> </text:span><text:span text:style-name="T12">'20170430'</text:span><text:span text:style-name="T6">) # train </text:span><text:span text:style-name="T3">on</text:span><text:span text:style-name="T6"> </text:span><text:span text:style-name="T3">first</text:span><text:span text:style-name="T6"> </text:span><text:span text:style-name="T8">9</text:span><text:span text:style-name="T6"> months</text:span></text:p>
        <text:p text:style-name="P45"><text:s text:c="2"/><text:span text:style-name="T3">JOIN</text:span></text:p>
        <text:p text:style-name="P45"><text:s text:c="2"/><text:span text:style-name="T6">(</text:span><text:span text:style-name="T3">SELECT</text:span></text:p>
        <text:p text:style-name="P45"><text:s text:c="4"/><text:span text:style-name="T6">fullvisitorid,</text:span></text:p>
        <text:p text:style-name="P45"><text:s text:c="4"/><text:span text:style-name="T6">IF(COUNTIF(totals.transactions &gt; </text:span><text:span text:style-name="T8">0</text:span><text:span text:style-name="T6"> </text:span><text:span text:style-name="T3">AND</text:span><text:span text:style-name="T6"> totals.newVisits </text:span><text:span text:style-name="T3">IS</text:span><text:span text:style-name="T6"> </text:span><text:span text:style-name="T3">NULL</text:span><text:span text:style-name="T6">) &gt; </text:span><text:span text:style-name="T8">0</text:span><text:span text:style-name="T6">, </text:span><text:span text:style-name="T8">1</text:span><text:span text:style-name="T6">, </text:span><text:span text:style-name="T8">0</text:span><text:span text:style-name="T6">) </text:span><text:span text:style-name="T3">AS</text:span><text:span text:style-name="T6"> will_buy_on_return_visit</text:span></text:p>
        <text:p text:style-name="P45"><text:soft-page-break/><text:s text:c="2"/><text:span text:style-name="T3">FROM</text:span></text:p>
        <text:p text:style-name="P45"><text:s text:c="6"/><text:span text:style-name="T6">`data-</text:span><text:span text:style-name="T3">to</text:span><text:span text:style-name="T6">-insights.ecommerce.web_analytics`</text:span></text:p>
        <text:p text:style-name="P45"><text:s text:c="2"/><text:span text:style-name="T3">GROUP</text:span><text:span text:style-name="T6"> </text:span><text:span text:style-name="T3">BY</text:span><text:span text:style-name="T6"> fullvisitorid)</text:span></text:p>
        <text:p text:style-name="P45"><text:s text:c="2"/><text:span text:style-name="T3">USING</text:span><text:span text:style-name="T6"> (fullVisitorId)</text:span></text:p>
        <text:p text:style-name="P46">;</text:p>
        <text:p text:style-name="P38">Copied!</text:p>
        <text:p text:style-name="Text_20_body">content_copy</text:p>
        <text:list xml:id="list5831557804210567906" text:style-name="L16">
          <text:list-item>
            <text:p text:style-name="P16">Next, click <text:span text:style-name="Strong_20_Emphasis">Run</text:span> to train your model.</text:p>
          </text:list-item>
        </text:list>
        <text:p text:style-name="Text_20_body">Wait for the model to train (5 - 10 minutes).</text:p>
        <text:p text:style-name="Text_20_body"><text:span text:style-name="Strong_20_Emphasis">Note:</text:span> You cannot feed all of your available data to the model during training since you need to save some unseen data points for model evaluation and testing. To accomplish this, add a WHERE clause condition is being used to filter and train on only the first 9 months of session data in your 12 month dataset.</text:p>
        <text:p text:style-name="Text_20_body">After your model is trained, you will see the message "This statement created a new model named qwiklabs-gcp-xxxxxxxxx:ecommerce.classification_model".</text:p>
        <text:list xml:id="list2553556812115775243" text:style-name="L17">
          <text:list-item>
            <text:p text:style-name="P17">Click <text:span text:style-name="Strong_20_Emphasis">Go to model</text:span>.</text:p>
          </text:list-item>
        </text:list>
        <text:p text:style-name="Text_20_body">Look inside the ecommerce dataset and confirm <text:span text:style-name="Strong_20_Emphasis">classification_model</text:span> now appears.</text:p>
        <text:p text:style-name="Text_20_body">Next, you will evaluate the performance of the model against new unseen evaluation data.</text:p>
        <text:h text:style-name="Heading_20_2" text:outline-level="2"><text:bookmark text:name="step7"/>Task 5. Evaluate classification model performance</text:h>
        <text:h text:style-name="Heading_20_3" text:outline-level="3">Select your performance criteria</text:h>
        <text:p text:style-name="Text_20_body">For classification problems in ML, you want to minimize the False Positive Rate (predict that the user will return and purchase and they don't) and maximize the True Positive Rate (predict that the user will return and purchase and they do).</text:p>
        <text:p text:style-name="Text_20_body">This relationship is visualized with a ROC (Receiver Operating Characteristic) curve like the one shown here, where you try to maximize the area under the curve or AUC:</text:p>
        <text:p text:style-name="Text_20_body"><draw:frame draw:style-name="fr6" draw:name="graphics2" text:anchor-type="as-char" svg:width="0.7862in" svg:height="0.3929in" draw:z-index="23"><draw:image xlink:href="https://cdn.qwiklabs.com/GNW5Bw%2B8bviep9OK201QGPzaAEnKKyoIkDChUHeVdFw%3D" xlink:type="simple" xlink:show="embed" xlink:actuate="onLoad"/><svg:title>Comparing ROC Curves diagram</svg:title></draw:frame></text:p>
        <text:p text:style-name="Text_20_body">In BigQuery ML, <text:span text:style-name="Strong_20_Emphasis">roc_auc</text:span> is simply a queryable field when evaluating your trained ML model.</text:p>
        <text:list xml:id="list4449327923541988521" text:style-name="L18">
          <text:list-item>
            <text:p text:style-name="P18">Now that training is complete, you can evaluate how well the model performs by running this query using <text:span text:style-name="Source_20_Text">ML.EVALUATE</text:span>:</text:p>
          </text:list-item>
        </text:list>
        <text:p text:style-name="P43">SELECT</text:p>
        <text:p text:style-name="P45"><text:s text:c="2"/><text:span text:style-name="T6">roc_auc,</text:span></text:p>
        <text:p text:style-name="P45"><text:s text:c="2"/><text:span text:style-name="T3">CASE</text:span></text:p>
        <text:p text:style-name="P45"><text:s text:c="4"/><text:span text:style-name="T3">WHEN</text:span><text:span text:style-name="T6"> roc_auc &gt; </text:span><text:span text:style-name="T8">.9</text:span><text:span text:style-name="T6"> </text:span><text:span text:style-name="T3">THEN</text:span><text:span text:style-name="T6"> </text:span><text:span text:style-name="T12">'good'</text:span></text:p>
        <text:p text:style-name="P45"><text:s text:c="4"/><text:span text:style-name="T3">WHEN</text:span><text:span text:style-name="T6"> roc_auc &gt; </text:span><text:span text:style-name="T8">.8</text:span><text:span text:style-name="T6"> </text:span><text:span text:style-name="T3">THEN</text:span><text:span text:style-name="T6"> </text:span><text:span text:style-name="T12">'fair'</text:span></text:p>
        <text:p text:style-name="P45"><text:s text:c="4"/><text:span text:style-name="T3">WHEN</text:span><text:span text:style-name="T6"> roc_auc &gt; </text:span><text:span text:style-name="T8">.7</text:span><text:span text:style-name="T6"> </text:span><text:span text:style-name="T3">THEN</text:span><text:span text:style-name="T6"> </text:span><text:span text:style-name="T12">'not great'</text:span></text:p>
        <text:p text:style-name="P45"><text:s text:c="2"/><text:span text:style-name="T3">ELSE</text:span><text:span text:style-name="T6"> </text:span><text:span text:style-name="T12">'poor'</text:span><text:span text:style-name="T6"> </text:span><text:span text:style-name="T3">END</text:span><text:span text:style-name="T6"> </text:span><text:span text:style-name="T3">AS</text:span><text:span text:style-name="T6"> model_quality</text:span></text:p>
        <text:p text:style-name="P47">FROM</text:p>
        <text:p text:style-name="P45"><text:s text:c="2"/><text:span text:style-name="T6">ML.EVALUATE(MODEL ecommerce.classification_model, <text:s/>(</text:span></text:p>
        <text:p text:style-name="P44"/>
        <text:p text:style-name="P47">SELECT</text:p>
        <text:p text:style-name="P45"><text:s text:c="2"/><text:span text:style-name="T6">* </text:span><text:span text:style-name="T3">EXCEPT</text:span><text:span text:style-name="T6">(fullVisitorId)</text:span></text:p>
        <text:p text:style-name="P47"><text:soft-page-break/>FROM</text:p>
        <text:p text:style-name="P44"/>
        <text:p text:style-name="P45"><text:s text:c="2"/><text:span text:style-name="T6"># features</text:span></text:p>
        <text:p text:style-name="P45"><text:s text:c="2"/><text:span text:style-name="T6">(</text:span><text:span text:style-name="T3">SELECT</text:span></text:p>
        <text:p text:style-name="P45"><text:s text:c="4"/><text:span text:style-name="T6">fullVisitorId,</text:span></text:p>
        <text:p text:style-name="P45"><text:s text:c="4"/><text:span text:style-name="T6">IFNULL(totals.bounces, </text:span><text:span text:style-name="T8">0</text:span><text:span text:style-name="T6">) </text:span><text:span text:style-name="T3">AS</text:span><text:span text:style-name="T6"> bounces,</text:span></text:p>
        <text:p text:style-name="P45"><text:s text:c="4"/><text:span text:style-name="T6">IFNULL(totals.timeOnSite, </text:span><text:span text:style-name="T8">0</text:span><text:span text:style-name="T6">) </text:span><text:span text:style-name="T3">AS</text:span><text:span text:style-name="T6"> time_on_site</text:span></text:p>
        <text:p text:style-name="P45"><text:s text:c="2"/><text:span text:style-name="T3">FROM</text:span></text:p>
        <text:p text:style-name="P45"><text:s text:c="4"/><text:span text:style-name="T6">`data-</text:span><text:span text:style-name="T3">to</text:span><text:span text:style-name="T6">-insights.ecommerce.web_analytics`</text:span></text:p>
        <text:p text:style-name="P45"><text:s text:c="2"/><text:span text:style-name="T3">WHERE</text:span></text:p>
        <text:p text:style-name="P45"><text:s text:c="4"/><text:span text:style-name="T6">totals.newVisits = </text:span><text:span text:style-name="T8">1</text:span></text:p>
        <text:p text:style-name="P45"><text:s text:c="4"/><text:span text:style-name="T3">AND</text:span><text:span text:style-name="T6"> </text:span><text:span text:style-name="T5">date</text:span><text:span text:style-name="T6"> </text:span><text:span text:style-name="T3">BETWEEN</text:span><text:span text:style-name="T6"> </text:span><text:span text:style-name="T12">'20170501'</text:span><text:span text:style-name="T6"> </text:span><text:span text:style-name="T3">AND</text:span><text:span text:style-name="T6"> </text:span><text:span text:style-name="T12">'20170630'</text:span><text:span text:style-name="T6">) # eval </text:span><text:span text:style-name="T3">on</text:span><text:span text:style-name="T6"> </text:span><text:span text:style-name="T8">2</text:span><text:span text:style-name="T6"> months</text:span></text:p>
        <text:p text:style-name="P45"><text:s text:c="2"/><text:span text:style-name="T3">JOIN</text:span></text:p>
        <text:p text:style-name="P45"><text:s text:c="2"/><text:span text:style-name="T6">(</text:span><text:span text:style-name="T3">SELECT</text:span></text:p>
        <text:p text:style-name="P45"><text:s text:c="4"/><text:span text:style-name="T6">fullvisitorid,</text:span></text:p>
        <text:p text:style-name="P45"><text:s text:c="4"/><text:span text:style-name="T6">IF(COUNTIF(totals.transactions &gt; </text:span><text:span text:style-name="T8">0</text:span><text:span text:style-name="T6"> </text:span><text:span text:style-name="T3">AND</text:span><text:span text:style-name="T6"> totals.newVisits </text:span><text:span text:style-name="T3">IS</text:span><text:span text:style-name="T6"> </text:span><text:span text:style-name="T3">NULL</text:span><text:span text:style-name="T6">) &gt; </text:span><text:span text:style-name="T8">0</text:span><text:span text:style-name="T6">, </text:span><text:span text:style-name="T8">1</text:span><text:span text:style-name="T6">, </text:span><text:span text:style-name="T8">0</text:span><text:span text:style-name="T6">) </text:span><text:span text:style-name="T3">AS</text:span><text:span text:style-name="T6"> will_buy_on_return_visit</text:span></text:p>
        <text:p text:style-name="P45"><text:s text:c="2"/><text:span text:style-name="T3">FROM</text:span></text:p>
        <text:p text:style-name="P45"><text:s text:c="6"/><text:span text:style-name="T6">`data-</text:span><text:span text:style-name="T3">to</text:span><text:span text:style-name="T6">-insights.ecommerce.web_analytics`</text:span></text:p>
        <text:p text:style-name="P45"><text:s text:c="2"/><text:span text:style-name="T3">GROUP</text:span><text:span text:style-name="T6"> </text:span><text:span text:style-name="T3">BY</text:span><text:span text:style-name="T6"> fullvisitorid)</text:span></text:p>
        <text:p text:style-name="P45"><text:s text:c="2"/><text:span text:style-name="T3">USING</text:span><text:span text:style-name="T6"> (fullVisitorId)</text:span></text:p>
        <text:p text:style-name="P44"/>
        <text:p text:style-name="P46">));</text:p>
        <text:p text:style-name="P38">Copied!</text:p>
        <text:p text:style-name="Text_20_body">content_copy</text:p>
        <text:p text:style-name="Text_20_body">You should see the following result:</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Row</text:p>
            </table:table-cell>
            <table:table-cell table:style-name="Table5.A1" office:value-type="string">
              <text:p text:style-name="Table_20_Heading">roc_auc</text:p>
            </table:table-cell>
            <table:table-cell table:style-name="Table5.A1" office:value-type="string">
              <text:p text:style-name="Table_20_Heading">model_quality</text:p>
            </table:table-cell>
          </table:table-row>
          <table:table-row>
            <table:table-cell table:style-name="Table5.A1" office:value-type="string">
              <text:p text:style-name="Table_20_Contents">1</text:p>
            </table:table-cell>
            <table:table-cell table:style-name="Table5.A1" office:value-type="string">
              <text:p text:style-name="Table_20_Contents">0.724588</text:p>
            </table:table-cell>
            <table:table-cell table:style-name="Table5.A1" office:value-type="string">
              <text:p text:style-name="Table_20_Contents">not great</text:p>
            </table:table-cell>
          </table:table-row>
        </table:table>
        <text:p text:style-name="Text_20_body">After evaluating your model you get a <text:span text:style-name="Strong_20_Emphasis">roc_auc</text:span> of 0.72, which shows that the model has not great predictive power. Since the goal is to get the area under the curve as close to 1.0 as possible, there is room for improvement.</text:p>
        <text:h text:style-name="Heading_20_2" text:outline-level="2"><text:bookmark text:name="step8"/>Task 6. Improve model performance with feature engineering</text:h>
        <text:p text:style-name="Text_20_body">As was hinted at earlier, there are many more features in the dataset that may help the model better understand the relationship between a visitor's first session and the likelihood that they will purchase on a subsequent visit.</text:p>
        <text:p text:style-name="Text_20_body">Add some new features and create a second machine learning model called <text:span text:style-name="Source_20_Text">classification_model_2</text:span>:</text:p>
        <text:list xml:id="list2464252083991623813" text:style-name="L19">
          <text:list-item>
            <text:p text:style-name="P32">How far the visitor got in the checkout process on their first visit</text:p>
          </text:list-item>
          <text:list-item>
            <text:p text:style-name="P32">Where the visitor came from (traffic source: organic search, referring site etc.)</text:p>
          </text:list-item>
          <text:list-item>
            <text:p text:style-name="P32">Device category (mobile, tablet, desktop)</text:p>
          </text:list-item>
          <text:list-item>
            <text:p text:style-name="P19">Geographic information (country)</text:p>
          </text:list-item>
        </text:list>
        <text:list xml:id="list2240481347182936013" text:style-name="L20">
          <text:list-item>
            <text:p text:style-name="P20">Create this second model by running the below query:</text:p>
          </text:list-item>
        </text:list>
        <text:p text:style-name="P42"><text:span text:style-name="T2">CREATE</text:span> <text:span text:style-name="T2">OR</text:span> REPLACE MODEL `ecommerce.classification_model_2`</text:p>
        <text:p text:style-name="P46">OPTIONS</text:p>
        <text:p text:style-name="P45"><text:s text:c="2"/><text:span text:style-name="T6">(model_type=</text:span><text:span text:style-name="T12">'logistic_reg'</text:span><text:span text:style-name="T6">, labels = [</text:span><text:span text:style-name="T12">'will_buy_on_return_visit'</text:span><text:span text:style-name="T6">]) </text:span><text:span text:style-name="T3">AS</text:span></text:p>
        <text:p text:style-name="P44"/>
        <text:p text:style-name="P46"><text:span text:style-name="T2">WITH</text:span> all_visitor_stats <text:span text:style-name="T2">AS</text:span> (</text:p>
        <text:p text:style-name="P47"><text:soft-page-break/>SELECT</text:p>
        <text:p text:style-name="P45"><text:s text:c="2"/><text:span text:style-name="T6">fullvisitorid,</text:span></text:p>
        <text:p text:style-name="P45"><text:s text:c="2"/><text:span text:style-name="T6">IF(COUNTIF(totals.transactions &gt; </text:span><text:span text:style-name="T8">0</text:span><text:span text:style-name="T6"> </text:span><text:span text:style-name="T3">AND</text:span><text:span text:style-name="T6"> totals.newVisits </text:span><text:span text:style-name="T3">IS</text:span><text:span text:style-name="T6"> </text:span><text:span text:style-name="T3">NULL</text:span><text:span text:style-name="T6">) &gt; </text:span><text:span text:style-name="T8">0</text:span><text:span text:style-name="T6">, </text:span><text:span text:style-name="T8">1</text:span><text:span text:style-name="T6">, </text:span><text:span text:style-name="T8">0</text:span><text:span text:style-name="T6">) </text:span><text:span text:style-name="T3">AS</text:span><text:span text:style-name="T6"> will_buy_on_return_visit</text:span></text:p>
        <text:p text:style-name="P45"><text:s text:c="2"/><text:span text:style-name="T3">FROM</text:span><text:span text:style-name="T6"> `data-</text:span><text:span text:style-name="T3">to</text:span><text:span text:style-name="T6">-insights.ecommerce.web_analytics`</text:span></text:p>
        <text:p text:style-name="P45"><text:s text:c="2"/><text:span text:style-name="T3">GROUP</text:span><text:span text:style-name="T6"> </text:span><text:span text:style-name="T3">BY</text:span><text:span text:style-name="T6"> fullvisitorid</text:span></text:p>
        <text:p text:style-name="P46">)</text:p>
        <text:p text:style-name="P44"/>
        <text:p text:style-name="P46"># <text:span text:style-name="T2">add</text:span> <text:span text:style-name="T2">in</text:span> <text:span text:style-name="T2">new</text:span> features</text:p>
        <text:p text:style-name="P46"><text:span text:style-name="T2">SELECT</text:span> * <text:span text:style-name="T2">EXCEPT</text:span>(unique_session_id) <text:span text:style-name="T2">FROM</text:span> (</text:p>
        <text:p text:style-name="P44"/>
        <text:p text:style-name="P45"><text:s text:c="2"/><text:span text:style-name="T3">SELECT</text:span></text:p>
        <text:p text:style-name="P45"><text:s text:c="6"/><text:span text:style-name="T6">CONCAT(fullvisitorid, </text:span><text:span text:style-name="T5">CAST</text:span><text:span text:style-name="T6">(visitId </text:span><text:span text:style-name="T3">AS</text:span><text:span text:style-name="T6"> STRING)) </text:span><text:span text:style-name="T3">AS</text:span><text:span text:style-name="T6"> unique_session_id,</text:span></text:p>
        <text:p text:style-name="P44"/>
        <text:p text:style-name="P45"><text:s text:c="6"/><text:span text:style-name="T6"># labels</text:span></text:p>
        <text:p text:style-name="P45"><text:s text:c="6"/><text:span text:style-name="T6">will_buy_on_return_visit,</text:span></text:p>
        <text:p text:style-name="P44"/>
        <text:p text:style-name="P45"><text:s text:c="6"/><text:span text:style-name="T5">MAX</text:span><text:span text:style-name="T6">(</text:span><text:span text:style-name="T5">CAST</text:span><text:span text:style-name="T6">(h.eCommerceAction.action_type </text:span><text:span text:style-name="T3">AS</text:span><text:span text:style-name="T6"> INT64)) </text:span><text:span text:style-name="T3">AS</text:span><text:span text:style-name="T6"> latest_ecommerce_progress,</text:span></text:p>
        <text:p text:style-name="P44"/>
        <text:p text:style-name="P45"><text:s text:c="6"/><text:span text:style-name="T6"># behavior </text:span><text:span text:style-name="T3">on</text:span><text:span text:style-name="T6"> the site</text:span></text:p>
        <text:p text:style-name="P45"><text:s text:c="6"/><text:span text:style-name="T6">IFNULL(totals.bounces, </text:span><text:span text:style-name="T8">0</text:span><text:span text:style-name="T6">) </text:span><text:span text:style-name="T3">AS</text:span><text:span text:style-name="T6"> bounces,</text:span></text:p>
        <text:p text:style-name="P45"><text:s text:c="6"/><text:span text:style-name="T6">IFNULL(totals.timeOnSite, </text:span><text:span text:style-name="T8">0</text:span><text:span text:style-name="T6">) </text:span><text:span text:style-name="T3">AS</text:span><text:span text:style-name="T6"> time_on_site,</text:span></text:p>
        <text:p text:style-name="P45"><text:s text:c="6"/><text:span text:style-name="T6">totals.pageviews,</text:span></text:p>
        <text:p text:style-name="P44"/>
        <text:p text:style-name="P45"><text:s text:c="6"/><text:span text:style-name="T6"># </text:span><text:span text:style-name="T3">where</text:span><text:span text:style-name="T6"> the visitor came </text:span><text:span text:style-name="T3">from</text:span></text:p>
        <text:p text:style-name="P45"><text:s text:c="6"/><text:span text:style-name="T6">trafficSource.source,</text:span></text:p>
        <text:p text:style-name="P45"><text:s text:c="6"/><text:span text:style-name="T6">trafficSource.medium,</text:span></text:p>
        <text:p text:style-name="P45"><text:s text:c="6"/><text:span text:style-name="T6">channelGrouping,</text:span></text:p>
        <text:p text:style-name="P44"/>
        <text:p text:style-name="P45"><text:s text:c="6"/><text:span text:style-name="T6"># mobile </text:span><text:span text:style-name="T3">or</text:span><text:span text:style-name="T6"> desktop</text:span></text:p>
        <text:p text:style-name="P45"><text:s text:c="6"/><text:span text:style-name="T6">device.deviceCategory,</text:span></text:p>
        <text:p text:style-name="P44"/>
        <text:p text:style-name="P45"><text:s text:c="6"/><text:span text:style-name="T6"># geographic</text:span></text:p>
        <text:p text:style-name="P45"><text:s text:c="6"/><text:span text:style-name="T6">IFNULL(geoNetwork.country, "") </text:span><text:span text:style-name="T3">AS</text:span><text:span text:style-name="T6"> country</text:span></text:p>
        <text:p text:style-name="P44"/>
        <text:p text:style-name="P45"><text:s text:c="2"/><text:span text:style-name="T3">FROM</text:span><text:span text:style-name="T6"> `data-</text:span><text:span text:style-name="T3">to</text:span><text:span text:style-name="T6">-insights.ecommerce.web_analytics`,</text:span></text:p>
        <text:p text:style-name="P45"><text:s text:c="5"/><text:span text:style-name="T5">UNNEST</text:span><text:span text:style-name="T6">(hits) </text:span><text:span text:style-name="T3">AS</text:span><text:span text:style-name="T6"> h</text:span></text:p>
        <text:p text:style-name="P44"/>
        <text:p text:style-name="P45"><text:s text:c="4"/><text:span text:style-name="T3">JOIN</text:span><text:span text:style-name="T6"> all_visitor_stats </text:span><text:span text:style-name="T3">USING</text:span><text:span text:style-name="T6">(fullvisitorid)</text:span></text:p>
        <text:p text:style-name="P44"/>
        <text:p text:style-name="P45"><text:s text:c="2"/><text:span text:style-name="T3">WHERE</text:span><text:span text:style-name="T6"> </text:span><text:span text:style-name="T8">1</text:span><text:span text:style-name="T6">=</text:span><text:span text:style-name="T8">1</text:span></text:p>
        <text:p text:style-name="P45"><text:s text:c="4"/><text:span text:style-name="T6"># </text:span><text:span text:style-name="T3">only</text:span><text:span text:style-name="T6"> predict </text:span><text:span text:style-name="T3">for</text:span><text:span text:style-name="T6"> </text:span><text:span text:style-name="T3">new</text:span><text:span text:style-name="T6"> visits</text:span></text:p>
        <text:p text:style-name="P45"><text:s text:c="4"/><text:span text:style-name="T3">AND</text:span><text:span text:style-name="T6"> totals.newVisits = </text:span><text:span text:style-name="T8">1</text:span></text:p>
        <text:p text:style-name="P45"><text:s text:c="4"/><text:span text:style-name="T3">AND</text:span><text:span text:style-name="T6"> </text:span><text:span text:style-name="T5">date</text:span><text:span text:style-name="T6"> </text:span><text:span text:style-name="T3">BETWEEN</text:span><text:span text:style-name="T6"> </text:span><text:span text:style-name="T12">'20160801'</text:span><text:span text:style-name="T6"> </text:span><text:span text:style-name="T3">AND</text:span><text:span text:style-name="T6"> </text:span><text:span text:style-name="T12">'20170430'</text:span><text:span text:style-name="T6"> # train </text:span><text:span text:style-name="T8">9</text:span><text:span text:style-name="T6"> months</text:span></text:p>
        <text:p text:style-name="P44"/>
        <text:p text:style-name="P45"><text:s text:c="2"/><text:span text:style-name="T3">GROUP</text:span><text:span text:style-name="T6"> </text:span><text:span text:style-name="T3">BY</text:span></text:p>
        <text:p text:style-name="P45"><text:s text:c="2"/><text:span text:style-name="T6">unique_session_id,</text:span></text:p>
        <text:p text:style-name="P45"><text:s text:c="2"/><text:span text:style-name="T6">will_buy_on_return_visit,</text:span></text:p>
        <text:p text:style-name="P45"><text:s text:c="2"/><text:span text:style-name="T6">bounces,</text:span></text:p>
        <text:p text:style-name="P45"><text:s text:c="2"/><text:span text:style-name="T6">time_on_site,</text:span></text:p>
        <text:p text:style-name="P45"><text:s text:c="2"/><text:span text:style-name="T6">totals.pageviews,</text:span></text:p>
        <text:p text:style-name="P45"><text:s text:c="2"/><text:span text:style-name="T6">trafficSource.source,</text:span></text:p>
        <text:p text:style-name="P45"><text:s text:c="2"/><text:span text:style-name="T6">trafficSource.medium,</text:span></text:p>
        <text:p text:style-name="P45"><text:s text:c="2"/><text:span text:style-name="T6">channelGrouping,</text:span></text:p>
        <text:p text:style-name="P45"><text:s text:c="2"/><text:span text:style-name="T6">device.deviceCategory,</text:span></text:p>
        <text:p text:style-name="P45"><text:s text:c="2"/><text:span text:style-name="T6">country</text:span></text:p>
        <text:p text:style-name="P46"><text:soft-page-break/>);</text:p>
        <text:p text:style-name="P38">Copied!</text:p>
        <text:p text:style-name="P27">content_copy</text:p>
        <text:p text:style-name="Text_20_body"><text:span text:style-name="Strong_20_Emphasis">Note:</text:span> You are still training on the same first 9 months of data, even with this new model. It's important to have the same training dataset so you can be certain a better model output is attributable to better input features and not new or different training data.</text:p>
        <text:p text:style-name="Text_20_body">A key new feature that was added to the training dataset query is the maximum checkout progress each visitor reached in their session, which is recorded in the field <text:span text:style-name="Source_20_Text">hits.eCommerceAction.action_type</text:span>. If you search for that field in the <text:a xlink:type="simple" xlink:href="https://support.google.com/analytics/answer/3437719?hl=en" office:target-frame-name="_blank" xlink:show="new" text:style-name="Internet_20_link" text:visited-style-name="Visited_20_Internet_20_Link">field definitions</text:a> you will see the field mapping of 6 = Completed Purchase.</text:p>
        <text:p text:style-name="Text_20_body">As an aside, the web analytics dataset has nested and repeated fields like <text:a xlink:type="simple" xlink:href="https://cloud.google.com/bigquery/docs/reference/standard-sql/arrays" office:target-frame-name="_blank" xlink:show="new" text:style-name="Internet_20_link" text:visited-style-name="Visited_20_Internet_20_Link">ARRAYS</text:a> which need to be broken apart into separate rows in your dataset. This is accomplished by using the UNNEST() function, which you can see in the above query.</text:p>
        <text:p text:style-name="Text_20_body">Wait for the new model to finish training (5-10 minutes).</text:p>
        <text:list xml:id="list5348265816817919728" text:style-name="L21">
          <text:list-item>
            <text:p text:style-name="P21">Evaluate this new model to see if there is better predictive power by running the below query:</text:p>
          </text:list-item>
        </text:list>
        <text:p text:style-name="P42">#standardSQL</text:p>
        <text:p text:style-name="P47">SELECT</text:p>
        <text:p text:style-name="P45"><text:s text:c="2"/><text:span text:style-name="T6">roc_auc,</text:span></text:p>
        <text:p text:style-name="P45"><text:s text:c="2"/><text:span text:style-name="T3">CASE</text:span></text:p>
        <text:p text:style-name="P45"><text:s text:c="4"/><text:span text:style-name="T3">WHEN</text:span><text:span text:style-name="T6"> roc_auc &gt; </text:span><text:span text:style-name="T8">.9</text:span><text:span text:style-name="T6"> </text:span><text:span text:style-name="T3">THEN</text:span><text:span text:style-name="T6"> </text:span><text:span text:style-name="T12">'good'</text:span></text:p>
        <text:p text:style-name="P45"><text:s text:c="4"/><text:span text:style-name="T3">WHEN</text:span><text:span text:style-name="T6"> roc_auc &gt; </text:span><text:span text:style-name="T8">.8</text:span><text:span text:style-name="T6"> </text:span><text:span text:style-name="T3">THEN</text:span><text:span text:style-name="T6"> </text:span><text:span text:style-name="T12">'fair'</text:span></text:p>
        <text:p text:style-name="P45"><text:s text:c="4"/><text:span text:style-name="T3">WHEN</text:span><text:span text:style-name="T6"> roc_auc &gt; </text:span><text:span text:style-name="T8">.7</text:span><text:span text:style-name="T6"> </text:span><text:span text:style-name="T3">THEN</text:span><text:span text:style-name="T6"> </text:span><text:span text:style-name="T12">'not great'</text:span></text:p>
        <text:p text:style-name="P45"><text:s text:c="2"/><text:span text:style-name="T3">ELSE</text:span><text:span text:style-name="T6"> </text:span><text:span text:style-name="T12">'poor'</text:span><text:span text:style-name="T6"> </text:span><text:span text:style-name="T3">END</text:span><text:span text:style-name="T6"> </text:span><text:span text:style-name="T3">AS</text:span><text:span text:style-name="T6"> model_quality</text:span></text:p>
        <text:p text:style-name="P47">FROM</text:p>
        <text:p text:style-name="P45"><text:s text:c="2"/><text:span text:style-name="T6">ML.EVALUATE(MODEL ecommerce.classification_model_2, <text:s/>(</text:span></text:p>
        <text:p text:style-name="P44"/>
        <text:p text:style-name="P46"><text:span text:style-name="T2">WITH</text:span> all_visitor_stats <text:span text:style-name="T2">AS</text:span> (</text:p>
        <text:p text:style-name="P47">SELECT</text:p>
        <text:p text:style-name="P45"><text:s text:c="2"/><text:span text:style-name="T6">fullvisitorid,</text:span></text:p>
        <text:p text:style-name="P45"><text:s text:c="2"/><text:span text:style-name="T6">IF(COUNTIF(totals.transactions &gt; </text:span><text:span text:style-name="T8">0</text:span><text:span text:style-name="T6"> </text:span><text:span text:style-name="T3">AND</text:span><text:span text:style-name="T6"> totals.newVisits </text:span><text:span text:style-name="T3">IS</text:span><text:span text:style-name="T6"> </text:span><text:span text:style-name="T3">NULL</text:span><text:span text:style-name="T6">) &gt; </text:span><text:span text:style-name="T8">0</text:span><text:span text:style-name="T6">, </text:span><text:span text:style-name="T8">1</text:span><text:span text:style-name="T6">, </text:span><text:span text:style-name="T8">0</text:span><text:span text:style-name="T6">) </text:span><text:span text:style-name="T3">AS</text:span><text:span text:style-name="T6"> will_buy_on_return_visit</text:span></text:p>
        <text:p text:style-name="P45"><text:s text:c="2"/><text:span text:style-name="T3">FROM</text:span><text:span text:style-name="T6"> `data-</text:span><text:span text:style-name="T3">to</text:span><text:span text:style-name="T6">-insights.ecommerce.web_analytics`</text:span></text:p>
        <text:p text:style-name="P45"><text:s text:c="2"/><text:span text:style-name="T3">GROUP</text:span><text:span text:style-name="T6"> </text:span><text:span text:style-name="T3">BY</text:span><text:span text:style-name="T6"> fullvisitorid</text:span></text:p>
        <text:p text:style-name="P46">)</text:p>
        <text:p text:style-name="P44"/>
        <text:p text:style-name="P46"># <text:span text:style-name="T2">add</text:span> <text:span text:style-name="T2">in</text:span> <text:span text:style-name="T2">new</text:span> features</text:p>
        <text:p text:style-name="P46"><text:span text:style-name="T2">SELECT</text:span> * <text:span text:style-name="T2">EXCEPT</text:span>(unique_session_id) <text:span text:style-name="T2">FROM</text:span> (</text:p>
        <text:p text:style-name="P44"/>
        <text:p text:style-name="P45"><text:s text:c="2"/><text:span text:style-name="T3">SELECT</text:span></text:p>
        <text:p text:style-name="P45"><text:s text:c="6"/><text:span text:style-name="T6">CONCAT(fullvisitorid, </text:span><text:span text:style-name="T5">CAST</text:span><text:span text:style-name="T6">(visitId </text:span><text:span text:style-name="T3">AS</text:span><text:span text:style-name="T6"> STRING)) </text:span><text:span text:style-name="T3">AS</text:span><text:span text:style-name="T6"> unique_session_id,</text:span></text:p>
        <text:p text:style-name="P44"/>
        <text:p text:style-name="P45"><text:s text:c="6"/><text:span text:style-name="T6"># labels</text:span></text:p>
        <text:p text:style-name="P45"><text:s text:c="6"/><text:span text:style-name="T6">will_buy_on_return_visit,</text:span></text:p>
        <text:p text:style-name="P44"/>
        <text:p text:style-name="P45"><text:s text:c="6"/><text:span text:style-name="T5">MAX</text:span><text:span text:style-name="T6">(</text:span><text:span text:style-name="T5">CAST</text:span><text:span text:style-name="T6">(h.eCommerceAction.action_type </text:span><text:span text:style-name="T3">AS</text:span><text:span text:style-name="T6"> INT64)) </text:span><text:span text:style-name="T3">AS</text:span><text:span text:style-name="T6"> latest_ecommerce_progress,</text:span></text:p>
        <text:p text:style-name="P44"/>
        <text:p text:style-name="P45"><text:s text:c="6"/><text:span text:style-name="T6"># behavior </text:span><text:span text:style-name="T3">on</text:span><text:span text:style-name="T6"> the site</text:span></text:p>
        <text:p text:style-name="P45"><text:s text:c="6"/><text:span text:style-name="T6">IFNULL(totals.bounces, </text:span><text:span text:style-name="T8">0</text:span><text:span text:style-name="T6">) </text:span><text:span text:style-name="T3">AS</text:span><text:span text:style-name="T6"> bounces,</text:span></text:p>
        <text:p text:style-name="P45"><text:s text:c="6"/><text:span text:style-name="T6">IFNULL(totals.timeOnSite, </text:span><text:span text:style-name="T8">0</text:span><text:span text:style-name="T6">) </text:span><text:span text:style-name="T3">AS</text:span><text:span text:style-name="T6"> time_on_site,</text:span></text:p>
        <text:p text:style-name="P45"><text:s text:c="6"/><text:span text:style-name="T6">totals.pageviews,</text:span></text:p>
        <text:p text:style-name="P44"/>
        <text:p text:style-name="P45"><text:soft-page-break/><text:s text:c="6"/><text:span text:style-name="T6"># </text:span><text:span text:style-name="T3">where</text:span><text:span text:style-name="T6"> the visitor came </text:span><text:span text:style-name="T3">from</text:span></text:p>
        <text:p text:style-name="P45"><text:s text:c="6"/><text:span text:style-name="T6">trafficSource.source,</text:span></text:p>
        <text:p text:style-name="P45"><text:s text:c="6"/><text:span text:style-name="T6">trafficSource.medium,</text:span></text:p>
        <text:p text:style-name="P45"><text:s text:c="6"/><text:span text:style-name="T6">channelGrouping,</text:span></text:p>
        <text:p text:style-name="P44"/>
        <text:p text:style-name="P45"><text:s text:c="6"/><text:span text:style-name="T6"># mobile </text:span><text:span text:style-name="T3">or</text:span><text:span text:style-name="T6"> desktop</text:span></text:p>
        <text:p text:style-name="P45"><text:s text:c="6"/><text:span text:style-name="T6">device.deviceCategory,</text:span></text:p>
        <text:p text:style-name="P44"/>
        <text:p text:style-name="P45"><text:s text:c="6"/><text:span text:style-name="T6"># geographic</text:span></text:p>
        <text:p text:style-name="P45"><text:s text:c="6"/><text:span text:style-name="T6">IFNULL(geoNetwork.country, "") </text:span><text:span text:style-name="T3">AS</text:span><text:span text:style-name="T6"> country</text:span></text:p>
        <text:p text:style-name="P44"/>
        <text:p text:style-name="P45"><text:s text:c="2"/><text:span text:style-name="T3">FROM</text:span><text:span text:style-name="T6"> `data-</text:span><text:span text:style-name="T3">to</text:span><text:span text:style-name="T6">-insights.ecommerce.web_analytics`,</text:span></text:p>
        <text:p text:style-name="P45"><text:s text:c="5"/><text:span text:style-name="T5">UNNEST</text:span><text:span text:style-name="T6">(hits) </text:span><text:span text:style-name="T3">AS</text:span><text:span text:style-name="T6"> h</text:span></text:p>
        <text:p text:style-name="P44"/>
        <text:p text:style-name="P45"><text:s text:c="4"/><text:span text:style-name="T3">JOIN</text:span><text:span text:style-name="T6"> all_visitor_stats </text:span><text:span text:style-name="T3">USING</text:span><text:span text:style-name="T6">(fullvisitorid)</text:span></text:p>
        <text:p text:style-name="P44"/>
        <text:p text:style-name="P45"><text:s text:c="2"/><text:span text:style-name="T3">WHERE</text:span><text:span text:style-name="T6"> </text:span><text:span text:style-name="T8">1</text:span><text:span text:style-name="T6">=</text:span><text:span text:style-name="T8">1</text:span></text:p>
        <text:p text:style-name="P45"><text:s text:c="4"/><text:span text:style-name="T6"># </text:span><text:span text:style-name="T3">only</text:span><text:span text:style-name="T6"> predict </text:span><text:span text:style-name="T3">for</text:span><text:span text:style-name="T6"> </text:span><text:span text:style-name="T3">new</text:span><text:span text:style-name="T6"> visits</text:span></text:p>
        <text:p text:style-name="P45"><text:s text:c="4"/><text:span text:style-name="T3">AND</text:span><text:span text:style-name="T6"> totals.newVisits = </text:span><text:span text:style-name="T8">1</text:span></text:p>
        <text:p text:style-name="P45"><text:s text:c="4"/><text:span text:style-name="T3">AND</text:span><text:span text:style-name="T6"> </text:span><text:span text:style-name="T5">date</text:span><text:span text:style-name="T6"> </text:span><text:span text:style-name="T3">BETWEEN</text:span><text:span text:style-name="T6"> </text:span><text:span text:style-name="T12">'20170501'</text:span><text:span text:style-name="T6"> </text:span><text:span text:style-name="T3">AND</text:span><text:span text:style-name="T6"> </text:span><text:span text:style-name="T12">'20170630'</text:span><text:span text:style-name="T6"> # eval </text:span><text:span text:style-name="T8">2</text:span><text:span text:style-name="T6"> months</text:span></text:p>
        <text:p text:style-name="P44"/>
        <text:p text:style-name="P45"><text:s text:c="2"/><text:span text:style-name="T3">GROUP</text:span><text:span text:style-name="T6"> </text:span><text:span text:style-name="T3">BY</text:span></text:p>
        <text:p text:style-name="P45"><text:s text:c="2"/><text:span text:style-name="T6">unique_session_id,</text:span></text:p>
        <text:p text:style-name="P45"><text:s text:c="2"/><text:span text:style-name="T6">will_buy_on_return_visit,</text:span></text:p>
        <text:p text:style-name="P45"><text:s text:c="2"/><text:span text:style-name="T6">bounces,</text:span></text:p>
        <text:p text:style-name="P45"><text:s text:c="2"/><text:span text:style-name="T6">time_on_site,</text:span></text:p>
        <text:p text:style-name="P45"><text:s text:c="2"/><text:span text:style-name="T6">totals.pageviews,</text:span></text:p>
        <text:p text:style-name="P45"><text:s text:c="2"/><text:span text:style-name="T6">trafficSource.source,</text:span></text:p>
        <text:p text:style-name="P45"><text:s text:c="2"/><text:span text:style-name="T6">trafficSource.medium,</text:span></text:p>
        <text:p text:style-name="P45"><text:s text:c="2"/><text:span text:style-name="T6">channelGrouping,</text:span></text:p>
        <text:p text:style-name="P45"><text:s text:c="2"/><text:span text:style-name="T6">device.deviceCategory,</text:span></text:p>
        <text:p text:style-name="P45"><text:s text:c="2"/><text:span text:style-name="T6">country</text:span></text:p>
        <text:p text:style-name="P46">)</text:p>
        <text:p text:style-name="P46">));</text:p>
        <text:p text:style-name="P38">Copied!</text:p>
        <text:p text:style-name="Text_20_body">content_copy</text:p>
        <text:p text:style-name="Text_20_body">(Output)</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Row</text:p>
            </table:table-cell>
            <table:table-cell table:style-name="Table6.A1" office:value-type="string">
              <text:p text:style-name="Table_20_Heading">roc_auc</text:p>
            </table:table-cell>
            <table:table-cell table:style-name="Table6.A1" office:value-type="string">
              <text:p text:style-name="Table_20_Heading">model_quality</text:p>
            </table:table-cell>
          </table:table-row>
          <table:table-row>
            <table:table-cell table:style-name="Table6.A1" office:value-type="string">
              <text:p text:style-name="Table_20_Contents">1</text:p>
            </table:table-cell>
            <table:table-cell table:style-name="Table6.A1" office:value-type="string">
              <text:p text:style-name="Table_20_Contents">0.910382</text:p>
            </table:table-cell>
            <table:table-cell table:style-name="Table6.A1" office:value-type="string">
              <text:p text:style-name="Table_20_Contents">good</text:p>
            </table:table-cell>
          </table:table-row>
        </table:table>
        <text:p text:style-name="Text_20_body">With this new model you now get a <text:span text:style-name="Strong_20_Emphasis">roc_auc</text:span> of 0.91 which is significantly better than the first model.</text:p>
        <text:p text:style-name="Text_20_body">Now that you have a trained model, time to make some predictions.</text:p>
        <text:h text:style-name="Heading_20_2" text:outline-level="2"><text:bookmark text:name="step9"/>Task 7. Predict which new visitors will come back and purchase</text:h>
        <text:p text:style-name="Text_20_body">Next you will write a query to predict which new visitors will come back and make a purchase.</text:p>
        <text:list xml:id="list3244270474234862394" text:style-name="L22">
          <text:list-item>
            <text:p text:style-name="P22">Run the prediction query below which uses the improved classification model to predict the probability that a first-time visitor to the Google Merchandise Store will make a purchase in a later visit:</text:p>
          </text:list-item>
        </text:list>
        <text:p text:style-name="P43">SELECT</text:p>
        <text:p text:style-name="P46">*</text:p>
        <text:p text:style-name="P47">FROM</text:p>
        <text:p text:style-name="P45"><text:soft-page-break/><text:s text:c="2"/><text:span text:style-name="T6">ml.PREDICT(MODEL `ecommerce.classification_model_2`,</text:span></text:p>
        <text:p text:style-name="P45"><text:s text:c="3"/><text:span text:style-name="T6">(</text:span></text:p>
        <text:p text:style-name="P44"/>
        <text:p text:style-name="P46"><text:span text:style-name="T2">WITH</text:span> all_visitor_stats <text:span text:style-name="T2">AS</text:span> (</text:p>
        <text:p text:style-name="P47">SELECT</text:p>
        <text:p text:style-name="P45"><text:s text:c="2"/><text:span text:style-name="T6">fullvisitorid,</text:span></text:p>
        <text:p text:style-name="P45"><text:s text:c="2"/><text:span text:style-name="T6">IF(COUNTIF(totals.transactions &gt; </text:span><text:span text:style-name="T8">0</text:span><text:span text:style-name="T6"> </text:span><text:span text:style-name="T3">AND</text:span><text:span text:style-name="T6"> totals.newVisits </text:span><text:span text:style-name="T3">IS</text:span><text:span text:style-name="T6"> </text:span><text:span text:style-name="T3">NULL</text:span><text:span text:style-name="T6">) &gt; </text:span><text:span text:style-name="T8">0</text:span><text:span text:style-name="T6">, </text:span><text:span text:style-name="T8">1</text:span><text:span text:style-name="T6">, </text:span><text:span text:style-name="T8">0</text:span><text:span text:style-name="T6">) </text:span><text:span text:style-name="T3">AS</text:span><text:span text:style-name="T6"> will_buy_on_return_visit</text:span></text:p>
        <text:p text:style-name="P45"><text:s text:c="2"/><text:span text:style-name="T3">FROM</text:span><text:span text:style-name="T6"> `data-</text:span><text:span text:style-name="T3">to</text:span><text:span text:style-name="T6">-insights.ecommerce.web_analytics`</text:span></text:p>
        <text:p text:style-name="P45"><text:s text:c="2"/><text:span text:style-name="T3">GROUP</text:span><text:span text:style-name="T6"> </text:span><text:span text:style-name="T3">BY</text:span><text:span text:style-name="T6"> fullvisitorid</text:span></text:p>
        <text:p text:style-name="P46">)</text:p>
        <text:p text:style-name="P44"/>
        <text:p text:style-name="P45"><text:s text:c="2"/><text:span text:style-name="T3">SELECT</text:span></text:p>
        <text:p text:style-name="P45"><text:s text:c="6"/><text:span text:style-name="T6">CONCAT(fullvisitorid, </text:span><text:span text:style-name="T12">'-'</text:span><text:span text:style-name="T6">,</text:span><text:span text:style-name="T5">CAST</text:span><text:span text:style-name="T6">(visitId </text:span><text:span text:style-name="T3">AS</text:span><text:span text:style-name="T6"> STRING)) </text:span><text:span text:style-name="T3">AS</text:span><text:span text:style-name="T6"> unique_session_id,</text:span></text:p>
        <text:p text:style-name="P44"/>
        <text:p text:style-name="P45"><text:s text:c="6"/><text:span text:style-name="T6"># labels</text:span></text:p>
        <text:p text:style-name="P45"><text:s text:c="6"/><text:span text:style-name="T6">will_buy_on_return_visit,</text:span></text:p>
        <text:p text:style-name="P44"/>
        <text:p text:style-name="P45"><text:s text:c="6"/><text:span text:style-name="T5">MAX</text:span><text:span text:style-name="T6">(</text:span><text:span text:style-name="T5">CAST</text:span><text:span text:style-name="T6">(h.eCommerceAction.action_type </text:span><text:span text:style-name="T3">AS</text:span><text:span text:style-name="T6"> INT64)) </text:span><text:span text:style-name="T3">AS</text:span><text:span text:style-name="T6"> latest_ecommerce_progress,</text:span></text:p>
        <text:p text:style-name="P44"/>
        <text:p text:style-name="P45"><text:s text:c="6"/><text:span text:style-name="T6"># behavior </text:span><text:span text:style-name="T3">on</text:span><text:span text:style-name="T6"> the site</text:span></text:p>
        <text:p text:style-name="P45"><text:s text:c="6"/><text:span text:style-name="T6">IFNULL(totals.bounces, </text:span><text:span text:style-name="T8">0</text:span><text:span text:style-name="T6">) </text:span><text:span text:style-name="T3">AS</text:span><text:span text:style-name="T6"> bounces,</text:span></text:p>
        <text:p text:style-name="P45"><text:s text:c="6"/><text:span text:style-name="T6">IFNULL(totals.timeOnSite, </text:span><text:span text:style-name="T8">0</text:span><text:span text:style-name="T6">) </text:span><text:span text:style-name="T3">AS</text:span><text:span text:style-name="T6"> time_on_site,</text:span></text:p>
        <text:p text:style-name="P45"><text:s text:c="6"/><text:span text:style-name="T6">totals.pageviews,</text:span></text:p>
        <text:p text:style-name="P44"/>
        <text:p text:style-name="P45"><text:s text:c="6"/><text:span text:style-name="T6"># </text:span><text:span text:style-name="T3">where</text:span><text:span text:style-name="T6"> the visitor came </text:span><text:span text:style-name="T3">from</text:span></text:p>
        <text:p text:style-name="P45"><text:s text:c="6"/><text:span text:style-name="T6">trafficSource.source,</text:span></text:p>
        <text:p text:style-name="P45"><text:s text:c="6"/><text:span text:style-name="T6">trafficSource.medium,</text:span></text:p>
        <text:p text:style-name="P45"><text:s text:c="6"/><text:span text:style-name="T6">channelGrouping,</text:span></text:p>
        <text:p text:style-name="P44"/>
        <text:p text:style-name="P45"><text:s text:c="6"/><text:span text:style-name="T6"># mobile </text:span><text:span text:style-name="T3">or</text:span><text:span text:style-name="T6"> desktop</text:span></text:p>
        <text:p text:style-name="P45"><text:s text:c="6"/><text:span text:style-name="T6">device.deviceCategory,</text:span></text:p>
        <text:p text:style-name="P44"/>
        <text:p text:style-name="P45"><text:s text:c="6"/><text:span text:style-name="T6"># geographic</text:span></text:p>
        <text:p text:style-name="P45"><text:s text:c="6"/><text:span text:style-name="T6">IFNULL(geoNetwork.country, "") </text:span><text:span text:style-name="T3">AS</text:span><text:span text:style-name="T6"> country</text:span></text:p>
        <text:p text:style-name="P44"/>
        <text:p text:style-name="P45"><text:s text:c="2"/><text:span text:style-name="T3">FROM</text:span><text:span text:style-name="T6"> `data-</text:span><text:span text:style-name="T3">to</text:span><text:span text:style-name="T6">-insights.ecommerce.web_analytics`,</text:span></text:p>
        <text:p text:style-name="P45"><text:s text:c="5"/><text:span text:style-name="T5">UNNEST</text:span><text:span text:style-name="T6">(hits) </text:span><text:span text:style-name="T3">AS</text:span><text:span text:style-name="T6"> h</text:span></text:p>
        <text:p text:style-name="P44"/>
        <text:p text:style-name="P45"><text:s text:c="4"/><text:span text:style-name="T3">JOIN</text:span><text:span text:style-name="T6"> all_visitor_stats </text:span><text:span text:style-name="T3">USING</text:span><text:span text:style-name="T6">(fullvisitorid)</text:span></text:p>
        <text:p text:style-name="P44"/>
        <text:p text:style-name="P45"><text:s text:c="2"/><text:span text:style-name="T3">WHERE</text:span></text:p>
        <text:p text:style-name="P45"><text:s text:c="4"/><text:span text:style-name="T6"># </text:span><text:span text:style-name="T3">only</text:span><text:span text:style-name="T6"> predict </text:span><text:span text:style-name="T3">for</text:span><text:span text:style-name="T6"> </text:span><text:span text:style-name="T3">new</text:span><text:span text:style-name="T6"> visits</text:span></text:p>
        <text:p text:style-name="P45"><text:s text:c="4"/><text:span text:style-name="T6">totals.newVisits = </text:span><text:span text:style-name="T8">1</text:span></text:p>
        <text:p text:style-name="P45"><text:s text:c="4"/><text:span text:style-name="T3">AND</text:span><text:span text:style-name="T6"> </text:span><text:span text:style-name="T5">date</text:span><text:span text:style-name="T6"> </text:span><text:span text:style-name="T3">BETWEEN</text:span><text:span text:style-name="T6"> </text:span><text:span text:style-name="T12">'20170701'</text:span><text:span text:style-name="T6"> </text:span><text:span text:style-name="T3">AND</text:span><text:span text:style-name="T6"> </text:span><text:span text:style-name="T12">'20170801'</text:span><text:span text:style-name="T6"> # test </text:span><text:span text:style-name="T8">1</text:span><text:span text:style-name="T6"> </text:span><text:span text:style-name="T3">month</text:span></text:p>
        <text:p text:style-name="P44"/>
        <text:p text:style-name="P45"><text:s text:c="2"/><text:span text:style-name="T3">GROUP</text:span><text:span text:style-name="T6"> </text:span><text:span text:style-name="T3">BY</text:span></text:p>
        <text:p text:style-name="P45"><text:s text:c="2"/><text:span text:style-name="T6">unique_session_id,</text:span></text:p>
        <text:p text:style-name="P45"><text:s text:c="2"/><text:span text:style-name="T6">will_buy_on_return_visit,</text:span></text:p>
        <text:p text:style-name="P45"><text:s text:c="2"/><text:span text:style-name="T6">bounces,</text:span></text:p>
        <text:p text:style-name="P45"><text:s text:c="2"/><text:span text:style-name="T6">time_on_site,</text:span></text:p>
        <text:p text:style-name="P45"><text:s text:c="2"/><text:span text:style-name="T6">totals.pageviews,</text:span></text:p>
        <text:p text:style-name="P45"><text:s text:c="2"/><text:span text:style-name="T6">trafficSource.source,</text:span></text:p>
        <text:p text:style-name="P45"><text:s text:c="2"/><text:span text:style-name="T6">trafficSource.medium,</text:span></text:p>
        <text:p text:style-name="P45"><text:s text:c="2"/><text:span text:style-name="T6">channelGrouping,</text:span></text:p>
        <text:p text:style-name="P45"><text:s text:c="2"/><text:span text:style-name="T6">device.deviceCategory,</text:span></text:p>
        <text:p text:style-name="P45"><text:soft-page-break/><text:s text:c="2"/><text:span text:style-name="T6">country</text:span></text:p>
        <text:p text:style-name="P46">)</text:p>
        <text:p text:style-name="P44"/>
        <text:p text:style-name="P46">)</text:p>
        <text:p text:style-name="P44"/>
        <text:p text:style-name="P46"><text:span text:style-name="T2">ORDER</text:span> <text:span text:style-name="T2">BY</text:span></text:p>
        <text:p text:style-name="P45"><text:s text:c="2"/><text:span text:style-name="T6">predicted_will_buy_on_return_visit </text:span><text:span text:style-name="T3">DESC</text:span><text:span text:style-name="T6">;</text:span></text:p>
        <text:p text:style-name="P38">Copied!</text:p>
        <text:p text:style-name="Text_20_body">content_copy</text:p>
        <text:p text:style-name="Text_20_body">The predictions are made in the last 1 month (out of 12 months) of the dataset.</text:p>
        <text:p text:style-name="Text_20_body">Your model will now output the predictions it has for those July 2017 ecommerce sessions. You can see three newly added fields:</text:p>
        <text:list xml:id="list3087202201778485604" text:style-name="L23">
          <text:list-item>
            <text:p text:style-name="P33">predicted_will_buy_on_return_visit: whether the model thinks the visitor will buy later (1 = yes)</text:p>
          </text:list-item>
          <text:list-item>
            <text:p text:style-name="P33">predicted_will_buy_on_return_visit_probs.label: the binary classifier for yes / no</text:p>
          </text:list-item>
          <text:list-item>
            <text:p text:style-name="P23">predicted_will_buy_on_return_visit_probs.prob: the confidence the model has in it's prediction (1 = 100%)</text:p>
          </text:list-item>
        </text:list>
        <text:h text:style-name="Heading_20_2" text:outline-level="2"><text:bookmark text:name="step10"/>Results</text:h>
        <text:list xml:id="list8638536836613597813" text:style-name="L24">
          <text:list-item>
            <text:p text:style-name="P34">Of the top 6% of first-time visitors (sorted in decreasing order of predicted probability), more than 6% make a purchase in a later visit.</text:p>
          </text:list-item>
          <text:list-item>
            <text:p text:style-name="P34">These users represent nearly 50% of all first-time visitors who make a purchase in a later visit.</text:p>
          </text:list-item>
          <text:list-item>
            <text:p text:style-name="P34">Overall, only 0.7% of first-time visitors make a purchase in a later visit.</text:p>
          </text:list-item>
          <text:list-item>
            <text:p text:style-name="P24">Targeting the top 6% of first-time increases marketing ROI by 9x vs targeting them all!</text:p>
          </text:list-item>
        </text:list>
        <text:h text:style-name="Heading_20_3" text:outline-level="3">Additional information</text:h>
        <text:p text:style-name="Text_20_body"><text:span text:style-name="Strong_20_Emphasis">roc_auc</text:span> is just one of the performance metrics available during model evaluation. Also available are <text:a xlink:type="simple" xlink:href="https://en.wikipedia.org/wiki/Precision_and_recall" office:target-frame-name="_blank" xlink:show="new" text:style-name="Internet_20_link" text:visited-style-name="Visited_20_Internet_20_Link">accuracy, precision, and recall</text:a>. Knowing which performance metric to rely on is highly dependent on what your overall objective or goal is.</text:p>
        <text:h text:style-name="Heading_20_3" text:outline-level="3">Congratulations!</text:h>
        <text:p text:style-name="Text_20_body">You created a machine learning model using just SQL.</text:p>
        <text:h text:style-name="Heading_20_2" text:outline-level="2"><text:bookmark text:name="step11"/>Challenge</text:h>
        <text:h text:style-name="Heading_20_3" text:outline-level="3">Summary</text:h>
        <text:p text:style-name="Text_20_body">In the previous two tasks you saw the power of feature engineering at work in improving our models performance. However, we still may be able to improve our performance by exploring other model types. For classification problems, BigQuery ML also supports the following model types:</text:p>
        <text:list xml:id="list3401833776751166474" text:style-name="L25">
          <text:list-item>
            <text:p text:style-name="P35"><text:a xlink:type="simple" xlink:href="https://cloud.google.com/bigquery-ml/docs/reference/standard-sql/bigqueryml-syntax-create-dnn-models" office:target-frame-name="_blank" xlink:show="new" text:style-name="Internet_20_link" text:visited-style-name="Visited_20_Internet_20_Link">Deep Neural Networks</text:a>.</text:p>
          </text:list-item>
          <text:list-item>
            <text:p text:style-name="P35"><text:a xlink:type="simple" xlink:href="https://cloud.google.com/bigquery-ml/docs/reference/standard-sql/bigqueryml-syntax-create-boosted-tree" office:target-frame-name="_blank" xlink:show="new" text:style-name="Internet_20_link" text:visited-style-name="Visited_20_Internet_20_Link">Boosted Decision Trees (XGBoost)</text:a>.</text:p>
          </text:list-item>
          <text:list-item>
            <text:p text:style-name="P35"><text:a xlink:type="simple" xlink:href="https://cloud.google.com/bigquery-ml/docs/reference/standard-sql/bigqueryml-syntax-create-automl" office:target-frame-name="_blank" xlink:show="new" text:style-name="Internet_20_link" text:visited-style-name="Visited_20_Internet_20_Link">AutoML Tables Models</text:a>.</text:p>
          </text:list-item>
          <text:list-item>
            <text:p text:style-name="P25"><text:soft-page-break/><text:a xlink:type="simple" xlink:href="https://cloud.google.com/bigquery-ml/docs/reference/standard-sql/bigqueryml-syntax-create-tensorflow" office:target-frame-name="_blank" xlink:show="new" text:style-name="Internet_20_link" text:visited-style-name="Visited_20_Internet_20_Link">Importing Custom TensorFlow Models</text:a>.</text:p>
          </text:list-item>
        </text:list>
        <text:h text:style-name="Heading_20_3" text:outline-level="3">Task</text:h>
        <text:p text:style-name="Text_20_body">Though our linear classification (logistic regression) model performed well after feature engineering, it may be too simple of a model to fully capture the relationship between the features and the label. Using the same dataset and labels as you did in Task 6 to create the model ecommerce.classification_model_2, your challenge is to create a XGBoost Classifier.</text:p>
        <text:p text:style-name="P27"><text:span text:style-name="Strong_20_Emphasis">Note: Hint :</text:span> Use following options for Boosted_Tree_Classifier:</text:p>
        <text:p text:style-name="P27">1. L2_reg = 0.1</text:p>
        <text:p text:style-name="P27">2. num_parallel_tree = 8</text:p>
        <text:p text:style-name="Text_20_body">3. max_tree_depth = 10</text:p>
        <text:p text:style-name="Text_20_body">You may need to look at the documentation linked above to see the exact syntax. The model will take around 7 minutes to train. The solution can be found in the solution section below if you need help writing the query. pa</text:p>
        <text:h text:style-name="Heading_20_3" text:outline-level="3">Solution:</text:h>
        <text:p text:style-name="Text_20_body">This is the solution that you require in order to create a XGBoost Classifier:</text:p>
        <text:p text:style-name="P42"><text:span text:style-name="T2">CREATE</text:span> <text:span text:style-name="T2">OR</text:span> REPLACE MODEL `ecommerce.classification_model_3`</text:p>
        <text:p text:style-name="P45"><text:s text:c="8"/><text:span text:style-name="T6">OPTIONS</text:span></text:p>
        <text:p text:style-name="P45"><text:s text:c="10"/><text:span text:style-name="T6">(model_type=</text:span><text:span text:style-name="T12">'BOOSTED_TREE_CLASSIFIER'</text:span><text:span text:style-name="T6"> , l2_reg = </text:span><text:span text:style-name="T8">0.1</text:span><text:span text:style-name="T6">, num_parallel_tree = </text:span><text:span text:style-name="T8">8</text:span><text:span text:style-name="T6">, max_tree_depth = </text:span><text:span text:style-name="T8">10</text:span><text:span text:style-name="T6">,</text:span></text:p>
        <text:p text:style-name="P45"><text:s text:c="14"/><text:span text:style-name="T6">labels = [</text:span><text:span text:style-name="T12">'will_buy_on_return_visit'</text:span><text:span text:style-name="T6">]) </text:span><text:span text:style-name="T3">AS</text:span></text:p>
        <text:p text:style-name="P44"/>
        <text:p text:style-name="P45"><text:s text:c="8"/><text:span text:style-name="T3">WITH</text:span><text:span text:style-name="T6"> all_visitor_stats </text:span><text:span text:style-name="T3">AS</text:span><text:span text:style-name="T6"> (</text:span></text:p>
        <text:p text:style-name="P45"><text:s text:c="8"/><text:span text:style-name="T3">SELECT</text:span></text:p>
        <text:p text:style-name="P45"><text:s text:c="10"/><text:span text:style-name="T6">fullvisitorid,</text:span></text:p>
        <text:p text:style-name="P45"><text:s text:c="10"/><text:span text:style-name="T6">IF(COUNTIF(totals.transactions &gt; </text:span><text:span text:style-name="T8">0</text:span><text:span text:style-name="T6"> </text:span><text:span text:style-name="T3">AND</text:span><text:span text:style-name="T6"> totals.newVisits </text:span><text:span text:style-name="T3">IS</text:span><text:span text:style-name="T6"> </text:span><text:span text:style-name="T3">NULL</text:span><text:span text:style-name="T6">) &gt; </text:span><text:span text:style-name="T8">0</text:span><text:span text:style-name="T6">, </text:span><text:span text:style-name="T8">1</text:span><text:span text:style-name="T6">, </text:span><text:span text:style-name="T8">0</text:span><text:span text:style-name="T6">) </text:span><text:span text:style-name="T3">AS</text:span><text:span text:style-name="T6"> will_buy_on_return_visit</text:span></text:p>
        <text:p text:style-name="P45"><text:s text:c="10"/><text:span text:style-name="T3">FROM</text:span><text:span text:style-name="T6"> `data-</text:span><text:span text:style-name="T3">to</text:span><text:span text:style-name="T6">-insights.ecommerce.web_analytics`</text:span></text:p>
        <text:p text:style-name="P45"><text:s text:c="10"/><text:span text:style-name="T3">GROUP</text:span><text:span text:style-name="T6"> </text:span><text:span text:style-name="T3">BY</text:span><text:span text:style-name="T6"> fullvisitorid</text:span></text:p>
        <text:p text:style-name="P45"><text:s text:c="8"/><text:span text:style-name="T6">)</text:span></text:p>
        <text:p text:style-name="P44"/>
        <text:p text:style-name="P45"><text:s text:c="8"/><text:span text:style-name="T6"># </text:span><text:span text:style-name="T3">add</text:span><text:span text:style-name="T6"> </text:span><text:span text:style-name="T3">in</text:span><text:span text:style-name="T6"> </text:span><text:span text:style-name="T3">new</text:span><text:span text:style-name="T6"> features</text:span></text:p>
        <text:p text:style-name="P45"><text:s text:c="8"/><text:span text:style-name="T3">SELECT</text:span><text:span text:style-name="T6"> * </text:span><text:span text:style-name="T3">EXCEPT</text:span><text:span text:style-name="T6">(unique_session_id) </text:span><text:span text:style-name="T3">FROM</text:span><text:span text:style-name="T6"> (</text:span></text:p>
        <text:p text:style-name="P44"/>
        <text:p text:style-name="P45"><text:s text:c="10"/><text:span text:style-name="T3">SELECT</text:span></text:p>
        <text:p text:style-name="P45"><text:s text:c="14"/><text:span text:style-name="T6">CONCAT(fullvisitorid, </text:span><text:span text:style-name="T5">CAST</text:span><text:span text:style-name="T6">(visitId </text:span><text:span text:style-name="T3">AS</text:span><text:span text:style-name="T6"> STRING)) </text:span><text:span text:style-name="T3">AS</text:span><text:span text:style-name="T6"> unique_session_id,</text:span></text:p>
        <text:p text:style-name="P44"/>
        <text:p text:style-name="P45"><text:s text:c="14"/><text:span text:style-name="T6"># labels</text:span></text:p>
        <text:p text:style-name="P45"><text:s text:c="14"/><text:span text:style-name="T6">will_buy_on_return_visit,</text:span></text:p>
        <text:p text:style-name="P44"/>
        <text:p text:style-name="P45"><text:s text:c="14"/><text:span text:style-name="T5">MAX</text:span><text:span text:style-name="T6">(</text:span><text:span text:style-name="T5">CAST</text:span><text:span text:style-name="T6">(h.eCommerceAction.action_type </text:span><text:span text:style-name="T3">AS</text:span><text:span text:style-name="T6"> INT64)) </text:span><text:span text:style-name="T3">AS</text:span><text:span text:style-name="T6"> latest_ecommerce_progress,</text:span></text:p>
        <text:p text:style-name="P44"/>
        <text:p text:style-name="P45"><text:s text:c="14"/><text:span text:style-name="T6"># behavior </text:span><text:span text:style-name="T3">on</text:span><text:span text:style-name="T6"> the site</text:span></text:p>
        <text:p text:style-name="P45"><text:s text:c="14"/><text:span text:style-name="T6">IFNULL(totals.bounces, </text:span><text:span text:style-name="T8">0</text:span><text:span text:style-name="T6">) </text:span><text:span text:style-name="T3">AS</text:span><text:span text:style-name="T6"> bounces,</text:span></text:p>
        <text:p text:style-name="P45"><text:s text:c="14"/><text:span text:style-name="T6">IFNULL(totals.timeOnSite, </text:span><text:span text:style-name="T8">0</text:span><text:span text:style-name="T6">) </text:span><text:span text:style-name="T3">AS</text:span><text:span text:style-name="T6"> time_on_site,</text:span></text:p>
        <text:p text:style-name="P45"><text:s text:c="14"/><text:span text:style-name="T6">totals.pageviews,</text:span></text:p>
        <text:p text:style-name="P44"/>
        <text:p text:style-name="P45"><text:soft-page-break/><text:s text:c="14"/><text:span text:style-name="T6"># </text:span><text:span text:style-name="T3">where</text:span><text:span text:style-name="T6"> the visitor came </text:span><text:span text:style-name="T3">from</text:span></text:p>
        <text:p text:style-name="P45"><text:s text:c="14"/><text:span text:style-name="T6">trafficSource.source,</text:span></text:p>
        <text:p text:style-name="P45"><text:s text:c="14"/><text:span text:style-name="T6">trafficSource.medium,</text:span></text:p>
        <text:p text:style-name="P45"><text:s text:c="14"/><text:span text:style-name="T6">channelGrouping,</text:span></text:p>
        <text:p text:style-name="P44"/>
        <text:p text:style-name="P45"><text:s text:c="14"/><text:span text:style-name="T6"># mobile </text:span><text:span text:style-name="T3">or</text:span><text:span text:style-name="T6"> desktop</text:span></text:p>
        <text:p text:style-name="P45"><text:s text:c="14"/><text:span text:style-name="T6">device.deviceCategory,</text:span></text:p>
        <text:p text:style-name="P44"/>
        <text:p text:style-name="P45"><text:s text:c="14"/><text:span text:style-name="T6"># geographic</text:span></text:p>
        <text:p text:style-name="P45"><text:s text:c="14"/><text:span text:style-name="T6">IFNULL(geoNetwork.country, "") </text:span><text:span text:style-name="T3">AS</text:span><text:span text:style-name="T6"> country</text:span></text:p>
        <text:p text:style-name="P44"/>
        <text:p text:style-name="P45"><text:s text:c="10"/><text:span text:style-name="T3">FROM</text:span><text:span text:style-name="T6"> `data-</text:span><text:span text:style-name="T3">to</text:span><text:span text:style-name="T6">-insights.ecommerce.web_analytics`,</text:span></text:p>
        <text:p text:style-name="P45"><text:s text:c="13"/><text:span text:style-name="T5">UNNEST</text:span><text:span text:style-name="T6">(hits) </text:span><text:span text:style-name="T3">AS</text:span><text:span text:style-name="T6"> h</text:span></text:p>
        <text:p text:style-name="P44"/>
        <text:p text:style-name="P45"><text:s text:c="12"/><text:span text:style-name="T3">JOIN</text:span><text:span text:style-name="T6"> all_visitor_stats </text:span><text:span text:style-name="T3">USING</text:span><text:span text:style-name="T6">(fullvisitorid)</text:span></text:p>
        <text:p text:style-name="P44"/>
        <text:p text:style-name="P45"><text:s text:c="10"/><text:span text:style-name="T3">WHERE</text:span><text:span text:style-name="T6"> </text:span><text:span text:style-name="T8">1</text:span><text:span text:style-name="T6">=</text:span><text:span text:style-name="T8">1</text:span></text:p>
        <text:p text:style-name="P45"><text:s text:c="12"/><text:span text:style-name="T6"># </text:span><text:span text:style-name="T3">only</text:span><text:span text:style-name="T6"> predict </text:span><text:span text:style-name="T3">for</text:span><text:span text:style-name="T6"> </text:span><text:span text:style-name="T3">new</text:span><text:span text:style-name="T6"> visits</text:span></text:p>
        <text:p text:style-name="P45"><text:s text:c="12"/><text:span text:style-name="T3">AND</text:span><text:span text:style-name="T6"> totals.newVisits = </text:span><text:span text:style-name="T8">1</text:span></text:p>
        <text:p text:style-name="P45"><text:s text:c="12"/><text:span text:style-name="T3">AND</text:span><text:span text:style-name="T6"> </text:span><text:span text:style-name="T5">date</text:span><text:span text:style-name="T6"> </text:span><text:span text:style-name="T3">BETWEEN</text:span><text:span text:style-name="T6"> </text:span><text:span text:style-name="T12">'20160801'</text:span><text:span text:style-name="T6"> </text:span><text:span text:style-name="T3">AND</text:span><text:span text:style-name="T6"> </text:span><text:span text:style-name="T12">'20170430'</text:span><text:span text:style-name="T6"> # train </text:span><text:span text:style-name="T8">9</text:span><text:span text:style-name="T6"> months</text:span></text:p>
        <text:p text:style-name="P44"/>
        <text:p text:style-name="P45"><text:s text:c="10"/><text:span text:style-name="T3">GROUP</text:span><text:span text:style-name="T6"> </text:span><text:span text:style-name="T3">BY</text:span></text:p>
        <text:p text:style-name="P45"><text:s text:c="10"/><text:span text:style-name="T6">unique_session_id,</text:span></text:p>
        <text:p text:style-name="P45"><text:s text:c="10"/><text:span text:style-name="T6">will_buy_on_return_visit,</text:span></text:p>
        <text:p text:style-name="P45"><text:s text:c="10"/><text:span text:style-name="T6">bounces,</text:span></text:p>
        <text:p text:style-name="P45"><text:s text:c="10"/><text:span text:style-name="T6">time_on_site,</text:span></text:p>
        <text:p text:style-name="P45"><text:s text:c="10"/><text:span text:style-name="T6">totals.pageviews,</text:span></text:p>
        <text:p text:style-name="P45"><text:s text:c="10"/><text:span text:style-name="T6">trafficSource.source,</text:span></text:p>
        <text:p text:style-name="P45"><text:s text:c="10"/><text:span text:style-name="T6">trafficSource.medium,</text:span></text:p>
        <text:p text:style-name="P45"><text:s text:c="10"/><text:span text:style-name="T6">channelGrouping,</text:span></text:p>
        <text:p text:style-name="P45"><text:s text:c="10"/><text:span text:style-name="T6">device.deviceCategory,</text:span></text:p>
        <text:p text:style-name="P45"><text:s text:c="10"/><text:span text:style-name="T6">country</text:span></text:p>
        <text:p text:style-name="P45"><text:s text:c="8"/><text:span text:style-name="T6">);</text:span></text:p>
        <text:p text:style-name="P38">Copied!</text:p>
        <text:p text:style-name="Text_20_body">content_copy</text:p>
        <text:p text:style-name="Text_20_body">Let us now evaluate our model and see how we did:</text:p>
        <text:p text:style-name="P42">#standardSQL</text:p>
        <text:p text:style-name="P47">SELECT</text:p>
        <text:p text:style-name="P45"><text:s text:c="2"/><text:span text:style-name="T6">roc_auc,</text:span></text:p>
        <text:p text:style-name="P45"><text:s text:c="2"/><text:span text:style-name="T3">CASE</text:span></text:p>
        <text:p text:style-name="P45"><text:s text:c="4"/><text:span text:style-name="T3">WHEN</text:span><text:span text:style-name="T6"> roc_auc &gt; </text:span><text:span text:style-name="T8">.9</text:span><text:span text:style-name="T6"> </text:span><text:span text:style-name="T3">THEN</text:span><text:span text:style-name="T6"> </text:span><text:span text:style-name="T12">'good'</text:span></text:p>
        <text:p text:style-name="P45"><text:s text:c="4"/><text:span text:style-name="T3">WHEN</text:span><text:span text:style-name="T6"> roc_auc &gt; </text:span><text:span text:style-name="T8">.8</text:span><text:span text:style-name="T6"> </text:span><text:span text:style-name="T3">THEN</text:span><text:span text:style-name="T6"> </text:span><text:span text:style-name="T12">'fair'</text:span></text:p>
        <text:p text:style-name="P45"><text:s text:c="4"/><text:span text:style-name="T3">WHEN</text:span><text:span text:style-name="T6"> roc_auc &gt; </text:span><text:span text:style-name="T8">.7</text:span><text:span text:style-name="T6"> </text:span><text:span text:style-name="T3">THEN</text:span><text:span text:style-name="T6"> </text:span><text:span text:style-name="T12">'not great'</text:span></text:p>
        <text:p text:style-name="P45"><text:s text:c="2"/><text:span text:style-name="T3">ELSE</text:span><text:span text:style-name="T6"> </text:span><text:span text:style-name="T12">'poor'</text:span><text:span text:style-name="T6"> </text:span><text:span text:style-name="T3">END</text:span><text:span text:style-name="T6"> </text:span><text:span text:style-name="T3">AS</text:span><text:span text:style-name="T6"> model_quality</text:span></text:p>
        <text:p text:style-name="P47">FROM</text:p>
        <text:p text:style-name="P45"><text:s text:c="2"/><text:span text:style-name="T6">ML.EVALUATE(MODEL ecommerce.classification_model_3, <text:s/>(</text:span></text:p>
        <text:p text:style-name="P44"/>
        <text:p text:style-name="P46"><text:span text:style-name="T2">WITH</text:span> all_visitor_stats <text:span text:style-name="T2">AS</text:span> (</text:p>
        <text:p text:style-name="P47">SELECT</text:p>
        <text:p text:style-name="P45"><text:s text:c="2"/><text:span text:style-name="T6">fullvisitorid,</text:span></text:p>
        <text:p text:style-name="P45"><text:s text:c="2"/><text:span text:style-name="T6">IF(COUNTIF(totals.transactions &gt; </text:span><text:span text:style-name="T8">0</text:span><text:span text:style-name="T6"> </text:span><text:span text:style-name="T3">AND</text:span><text:span text:style-name="T6"> totals.newVisits </text:span><text:span text:style-name="T3">IS</text:span><text:span text:style-name="T6"> </text:span><text:span text:style-name="T3">NULL</text:span><text:span text:style-name="T6">) &gt; </text:span><text:span text:style-name="T8">0</text:span><text:span text:style-name="T6">, </text:span><text:span text:style-name="T8">1</text:span><text:span text:style-name="T6">, </text:span><text:span text:style-name="T8">0</text:span><text:span text:style-name="T6">) </text:span><text:span text:style-name="T3">AS</text:span><text:span text:style-name="T6"> will_buy_on_return_visit</text:span></text:p>
        <text:p text:style-name="P45"><text:s text:c="2"/><text:span text:style-name="T3">FROM</text:span><text:span text:style-name="T6"> `data-</text:span><text:span text:style-name="T3">to</text:span><text:span text:style-name="T6">-insights.ecommerce.web_analytics`</text:span></text:p>
        <text:p text:style-name="P45"><text:s text:c="2"/><text:span text:style-name="T3">GROUP</text:span><text:span text:style-name="T6"> </text:span><text:span text:style-name="T3">BY</text:span><text:span text:style-name="T6"> fullvisitorid</text:span></text:p>
        <text:p text:style-name="P46">)</text:p>
        <text:p text:style-name="P44"><text:soft-page-break/></text:p>
        <text:p text:style-name="P46"># <text:span text:style-name="T2">add</text:span> <text:span text:style-name="T2">in</text:span> <text:span text:style-name="T2">new</text:span> features</text:p>
        <text:p text:style-name="P46"><text:span text:style-name="T2">SELECT</text:span> * <text:span text:style-name="T2">EXCEPT</text:span>(unique_session_id) <text:span text:style-name="T2">FROM</text:span> (</text:p>
        <text:p text:style-name="P44"/>
        <text:p text:style-name="P45"><text:s text:c="2"/><text:span text:style-name="T3">SELECT</text:span></text:p>
        <text:p text:style-name="P45"><text:s text:c="6"/><text:span text:style-name="T6">CONCAT(fullvisitorid, </text:span><text:span text:style-name="T5">CAST</text:span><text:span text:style-name="T6">(visitId </text:span><text:span text:style-name="T3">AS</text:span><text:span text:style-name="T6"> STRING)) </text:span><text:span text:style-name="T3">AS</text:span><text:span text:style-name="T6"> unique_session_id,</text:span></text:p>
        <text:p text:style-name="P44"/>
        <text:p text:style-name="P45"><text:s text:c="6"/><text:span text:style-name="T6"># labels</text:span></text:p>
        <text:p text:style-name="P45"><text:s text:c="6"/><text:span text:style-name="T6">will_buy_on_return_visit,</text:span></text:p>
        <text:p text:style-name="P44"/>
        <text:p text:style-name="P45"><text:s text:c="6"/><text:span text:style-name="T5">MAX</text:span><text:span text:style-name="T6">(</text:span><text:span text:style-name="T5">CAST</text:span><text:span text:style-name="T6">(h.eCommerceAction.action_type </text:span><text:span text:style-name="T3">AS</text:span><text:span text:style-name="T6"> INT64)) </text:span><text:span text:style-name="T3">AS</text:span><text:span text:style-name="T6"> latest_ecommerce_progress,</text:span></text:p>
        <text:p text:style-name="P44"/>
        <text:p text:style-name="P45"><text:s text:c="6"/><text:span text:style-name="T6"># behavior </text:span><text:span text:style-name="T3">on</text:span><text:span text:style-name="T6"> the site</text:span></text:p>
        <text:p text:style-name="P45"><text:s text:c="6"/><text:span text:style-name="T6">IFNULL(totals.bounces, </text:span><text:span text:style-name="T8">0</text:span><text:span text:style-name="T6">) </text:span><text:span text:style-name="T3">AS</text:span><text:span text:style-name="T6"> bounces,</text:span></text:p>
        <text:p text:style-name="P45"><text:s text:c="6"/><text:span text:style-name="T6">IFNULL(totals.timeOnSite, </text:span><text:span text:style-name="T8">0</text:span><text:span text:style-name="T6">) </text:span><text:span text:style-name="T3">AS</text:span><text:span text:style-name="T6"> time_on_site,</text:span></text:p>
        <text:p text:style-name="P45"><text:s text:c="6"/><text:span text:style-name="T6">totals.pageviews,</text:span></text:p>
        <text:p text:style-name="P44"/>
        <text:p text:style-name="P45"><text:s text:c="6"/><text:span text:style-name="T6"># </text:span><text:span text:style-name="T3">where</text:span><text:span text:style-name="T6"> the visitor came </text:span><text:span text:style-name="T3">from</text:span></text:p>
        <text:p text:style-name="P45"><text:s text:c="6"/><text:span text:style-name="T6">trafficSource.source,</text:span></text:p>
        <text:p text:style-name="P45"><text:s text:c="6"/><text:span text:style-name="T6">trafficSource.medium,</text:span></text:p>
        <text:p text:style-name="P45"><text:s text:c="6"/><text:span text:style-name="T6">channelGrouping,</text:span></text:p>
        <text:p text:style-name="P44"/>
        <text:p text:style-name="P45"><text:s text:c="6"/><text:span text:style-name="T6"># mobile </text:span><text:span text:style-name="T3">or</text:span><text:span text:style-name="T6"> desktop</text:span></text:p>
        <text:p text:style-name="P45"><text:s text:c="6"/><text:span text:style-name="T6">device.deviceCategory,</text:span></text:p>
        <text:p text:style-name="P44"/>
        <text:p text:style-name="P45"><text:s text:c="6"/><text:span text:style-name="T6"># geographic</text:span></text:p>
        <text:p text:style-name="P45"><text:s text:c="6"/><text:span text:style-name="T6">IFNULL(geoNetwork.country, "") </text:span><text:span text:style-name="T3">AS</text:span><text:span text:style-name="T6"> country</text:span></text:p>
        <text:p text:style-name="P44"/>
        <text:p text:style-name="P45"><text:s text:c="2"/><text:span text:style-name="T3">FROM</text:span><text:span text:style-name="T6"> `data-</text:span><text:span text:style-name="T3">to</text:span><text:span text:style-name="T6">-insights.ecommerce.web_analytics`,</text:span></text:p>
        <text:p text:style-name="P45"><text:s text:c="5"/><text:span text:style-name="T5">UNNEST</text:span><text:span text:style-name="T6">(hits) </text:span><text:span text:style-name="T3">AS</text:span><text:span text:style-name="T6"> h</text:span></text:p>
        <text:p text:style-name="P44"/>
        <text:p text:style-name="P45"><text:s text:c="4"/><text:span text:style-name="T3">JOIN</text:span><text:span text:style-name="T6"> all_visitor_stats </text:span><text:span text:style-name="T3">USING</text:span><text:span text:style-name="T6">(fullvisitorid)</text:span></text:p>
        <text:p text:style-name="P44"/>
        <text:p text:style-name="P45"><text:s text:c="2"/><text:span text:style-name="T3">WHERE</text:span><text:span text:style-name="T6"> </text:span><text:span text:style-name="T8">1</text:span><text:span text:style-name="T6">=</text:span><text:span text:style-name="T8">1</text:span></text:p>
        <text:p text:style-name="P45"><text:s text:c="4"/><text:span text:style-name="T6"># </text:span><text:span text:style-name="T3">only</text:span><text:span text:style-name="T6"> predict </text:span><text:span text:style-name="T3">for</text:span><text:span text:style-name="T6"> </text:span><text:span text:style-name="T3">new</text:span><text:span text:style-name="T6"> visits</text:span></text:p>
        <text:p text:style-name="P45"><text:s text:c="4"/><text:span text:style-name="T3">AND</text:span><text:span text:style-name="T6"> totals.newVisits = </text:span><text:span text:style-name="T8">1</text:span></text:p>
        <text:p text:style-name="P45"><text:s text:c="4"/><text:span text:style-name="T3">AND</text:span><text:span text:style-name="T6"> </text:span><text:span text:style-name="T5">date</text:span><text:span text:style-name="T6"> </text:span><text:span text:style-name="T3">BETWEEN</text:span><text:span text:style-name="T6"> </text:span><text:span text:style-name="T12">'20170501'</text:span><text:span text:style-name="T6"> </text:span><text:span text:style-name="T3">AND</text:span><text:span text:style-name="T6"> </text:span><text:span text:style-name="T12">'20170630'</text:span><text:span text:style-name="T6"> # eval </text:span><text:span text:style-name="T8">2</text:span><text:span text:style-name="T6"> months</text:span></text:p>
        <text:p text:style-name="P44"/>
        <text:p text:style-name="P45"><text:s text:c="2"/><text:span text:style-name="T3">GROUP</text:span><text:span text:style-name="T6"> </text:span><text:span text:style-name="T3">BY</text:span></text:p>
        <text:p text:style-name="P45"><text:s text:c="2"/><text:span text:style-name="T6">unique_session_id,</text:span></text:p>
        <text:p text:style-name="P45"><text:s text:c="2"/><text:span text:style-name="T6">will_buy_on_return_visit,</text:span></text:p>
        <text:p text:style-name="P45"><text:s text:c="2"/><text:span text:style-name="T6">bounces,</text:span></text:p>
        <text:p text:style-name="P45"><text:s text:c="2"/><text:span text:style-name="T6">time_on_site,</text:span></text:p>
        <text:p text:style-name="P45"><text:s text:c="2"/><text:span text:style-name="T6">totals.pageviews,</text:span></text:p>
        <text:p text:style-name="P45"><text:s text:c="2"/><text:span text:style-name="T6">trafficSource.source,</text:span></text:p>
        <text:p text:style-name="P45"><text:s text:c="2"/><text:span text:style-name="T6">trafficSource.medium,</text:span></text:p>
        <text:p text:style-name="P45"><text:s text:c="2"/><text:span text:style-name="T6">channelGrouping,</text:span></text:p>
        <text:p text:style-name="P45"><text:s text:c="2"/><text:span text:style-name="T6">device.deviceCategory,</text:span></text:p>
        <text:p text:style-name="P45"><text:s text:c="2"/><text:span text:style-name="T6">country</text:span></text:p>
        <text:p text:style-name="P46">)</text:p>
        <text:p text:style-name="P46">));</text:p>
        <text:p text:style-name="P38">Copied!</text:p>
        <text:p text:style-name="Text_20_body">content_copy</text:p>
        <text:p text:style-name="Text_20_body">Our roc_auc has increased by about .02 to around .94!</text:p>
        <text:p text:style-name="Text_20_body"><text:soft-page-break/><text:span text:style-name="Strong_20_Emphasis">Note :</text:span> Your exact values will differ due to the randomness involved in the training process.</text:p>
        <text:p text:style-name="Text_20_body">It’s a small change in the roc_auc, but note that since 1 is a perfect roc_auc, it gets more difficult to improve the metric the closer to 1 it gets.</text:p>
        <text:p text:style-name="Text_20_body">This is a great example of how easy it is in BigQuery ML to try out different model types with different options to see how they perform. We were able to use a much more complex model type by only changing one line of SQL.</text:p>
        <text:p text:style-name="Text_20_body">One may reasonably ask “Where did the choices for these options come from?”, and the answer is experimentation! When you are trying to find the best model type for your problems, then one has to experiment with different sets of options in a process known as hyperparameter tuning.</text:p>
        <text:p text:style-name="Text_20_body">Let’s finish up by generating predictions with our improved model and see how they compare to those we generated before. By using a <text:span text:style-name="Strong_20_Emphasis">Boosted tree classifier model</text:span>, you can observe a slight improvement of 0.2 in our ROC AUC compared to the previous model. The query below will predict which new visitors will come back and make a purchase:</text:p>
        <text:p text:style-name="P43">SELECT</text:p>
        <text:p text:style-name="P46">*</text:p>
        <text:p text:style-name="P47">FROM</text:p>
        <text:p text:style-name="P45"><text:s text:c="2"/><text:span text:style-name="T6">ml.PREDICT(MODEL `ecommerce.classification_model_3`,</text:span></text:p>
        <text:p text:style-name="P45"><text:s text:c="3"/><text:span text:style-name="T6">(</text:span></text:p>
        <text:p text:style-name="P44"/>
        <text:p text:style-name="P46"><text:span text:style-name="T2">WITH</text:span> all_visitor_stats <text:span text:style-name="T2">AS</text:span> (</text:p>
        <text:p text:style-name="P47">SELECT</text:p>
        <text:p text:style-name="P45"><text:s text:c="2"/><text:span text:style-name="T6">fullvisitorid,</text:span></text:p>
        <text:p text:style-name="P45"><text:s text:c="2"/><text:span text:style-name="T6">IF(COUNTIF(totals.transactions &gt; </text:span><text:span text:style-name="T8">0</text:span><text:span text:style-name="T6"> </text:span><text:span text:style-name="T3">AND</text:span><text:span text:style-name="T6"> totals.newVisits </text:span><text:span text:style-name="T3">IS</text:span><text:span text:style-name="T6"> </text:span><text:span text:style-name="T3">NULL</text:span><text:span text:style-name="T6">) &gt; </text:span><text:span text:style-name="T8">0</text:span><text:span text:style-name="T6">, </text:span><text:span text:style-name="T8">1</text:span><text:span text:style-name="T6">, </text:span><text:span text:style-name="T8">0</text:span><text:span text:style-name="T6">) </text:span><text:span text:style-name="T3">AS</text:span><text:span text:style-name="T6"> will_buy_on_return_visit</text:span></text:p>
        <text:p text:style-name="P45"><text:s text:c="2"/><text:span text:style-name="T3">FROM</text:span><text:span text:style-name="T6"> `data-</text:span><text:span text:style-name="T3">to</text:span><text:span text:style-name="T6">-insights.ecommerce.web_analytics`</text:span></text:p>
        <text:p text:style-name="P45"><text:s text:c="2"/><text:span text:style-name="T3">GROUP</text:span><text:span text:style-name="T6"> </text:span><text:span text:style-name="T3">BY</text:span><text:span text:style-name="T6"> fullvisitorid</text:span></text:p>
        <text:p text:style-name="P46">)</text:p>
        <text:p text:style-name="P44"/>
        <text:p text:style-name="P45"><text:s text:c="2"/><text:span text:style-name="T3">SELECT</text:span></text:p>
        <text:p text:style-name="P45"><text:s text:c="6"/><text:span text:style-name="T6">CONCAT(fullvisitorid, </text:span><text:span text:style-name="T12">'-'</text:span><text:span text:style-name="T6">,</text:span><text:span text:style-name="T5">CAST</text:span><text:span text:style-name="T6">(visitId </text:span><text:span text:style-name="T3">AS</text:span><text:span text:style-name="T6"> STRING)) </text:span><text:span text:style-name="T3">AS</text:span><text:span text:style-name="T6"> unique_session_id,</text:span></text:p>
        <text:p text:style-name="P44"/>
        <text:p text:style-name="P45"><text:s text:c="6"/><text:span text:style-name="T6"># labels</text:span></text:p>
        <text:p text:style-name="P45"><text:s text:c="6"/><text:span text:style-name="T6">will_buy_on_return_visit,</text:span></text:p>
        <text:p text:style-name="P44"/>
        <text:p text:style-name="P45"><text:s text:c="6"/><text:span text:style-name="T5">MAX</text:span><text:span text:style-name="T6">(</text:span><text:span text:style-name="T5">CAST</text:span><text:span text:style-name="T6">(h.eCommerceAction.action_type </text:span><text:span text:style-name="T3">AS</text:span><text:span text:style-name="T6"> INT64)) </text:span><text:span text:style-name="T3">AS</text:span><text:span text:style-name="T6"> latest_ecommerce_progress,</text:span></text:p>
        <text:p text:style-name="P44"/>
        <text:p text:style-name="P45"><text:s text:c="6"/><text:span text:style-name="T6"># behavior </text:span><text:span text:style-name="T3">on</text:span><text:span text:style-name="T6"> the site</text:span></text:p>
        <text:p text:style-name="P45"><text:s text:c="6"/><text:span text:style-name="T6">IFNULL(totals.bounces, </text:span><text:span text:style-name="T8">0</text:span><text:span text:style-name="T6">) </text:span><text:span text:style-name="T3">AS</text:span><text:span text:style-name="T6"> bounces,</text:span></text:p>
        <text:p text:style-name="P45"><text:s text:c="6"/><text:span text:style-name="T6">IFNULL(totals.timeOnSite, </text:span><text:span text:style-name="T8">0</text:span><text:span text:style-name="T6">) </text:span><text:span text:style-name="T3">AS</text:span><text:span text:style-name="T6"> time_on_site,</text:span></text:p>
        <text:p text:style-name="P45"><text:s text:c="6"/><text:span text:style-name="T6">totals.pageviews,</text:span></text:p>
        <text:p text:style-name="P44"/>
        <text:p text:style-name="P45"><text:s text:c="6"/><text:span text:style-name="T6"># </text:span><text:span text:style-name="T3">where</text:span><text:span text:style-name="T6"> the visitor came </text:span><text:span text:style-name="T3">from</text:span></text:p>
        <text:p text:style-name="P45"><text:s text:c="6"/><text:span text:style-name="T6">trafficSource.source,</text:span></text:p>
        <text:p text:style-name="P45"><text:s text:c="6"/><text:span text:style-name="T6">trafficSource.medium,</text:span></text:p>
        <text:p text:style-name="P45"><text:s text:c="6"/><text:span text:style-name="T6">channelGrouping,</text:span></text:p>
        <text:p text:style-name="P44"/>
        <text:p text:style-name="P45"><text:s text:c="6"/><text:span text:style-name="T6"># mobile </text:span><text:span text:style-name="T3">or</text:span><text:span text:style-name="T6"> desktop</text:span></text:p>
        <text:p text:style-name="P45"><text:s text:c="6"/><text:span text:style-name="T6">device.deviceCategory,</text:span></text:p>
        <text:p text:style-name="P44"/>
        <text:p text:style-name="P45"><text:s text:c="6"/><text:span text:style-name="T6"># geographic</text:span></text:p>
        <text:p text:style-name="P45"><text:s text:c="6"/><text:span text:style-name="T6">IFNULL(geoNetwork.country, "") </text:span><text:span text:style-name="T3">AS</text:span><text:span text:style-name="T6"> country</text:span></text:p>
        <text:p text:style-name="P44"><text:soft-page-break/></text:p>
        <text:p text:style-name="P45"><text:s text:c="2"/><text:span text:style-name="T3">FROM</text:span><text:span text:style-name="T6"> `data-</text:span><text:span text:style-name="T3">to</text:span><text:span text:style-name="T6">-insights.ecommerce.web_analytics`,</text:span></text:p>
        <text:p text:style-name="P45"><text:s text:c="5"/><text:span text:style-name="T5">UNNEST</text:span><text:span text:style-name="T6">(hits) </text:span><text:span text:style-name="T3">AS</text:span><text:span text:style-name="T6"> h</text:span></text:p>
        <text:p text:style-name="P44"/>
        <text:p text:style-name="P45"><text:s text:c="4"/><text:span text:style-name="T3">JOIN</text:span><text:span text:style-name="T6"> all_visitor_stats </text:span><text:span text:style-name="T3">USING</text:span><text:span text:style-name="T6">(fullvisitorid)</text:span></text:p>
        <text:p text:style-name="P44"/>
        <text:p text:style-name="P45"><text:s text:c="2"/><text:span text:style-name="T3">WHERE</text:span></text:p>
        <text:p text:style-name="P45"><text:s text:c="4"/><text:span text:style-name="T6"># </text:span><text:span text:style-name="T3">only</text:span><text:span text:style-name="T6"> predict </text:span><text:span text:style-name="T3">for</text:span><text:span text:style-name="T6"> </text:span><text:span text:style-name="T3">new</text:span><text:span text:style-name="T6"> visits</text:span></text:p>
        <text:p text:style-name="P45"><text:s text:c="4"/><text:span text:style-name="T6">totals.newVisits = </text:span><text:span text:style-name="T8">1</text:span></text:p>
        <text:p text:style-name="P45"><text:s text:c="4"/><text:span text:style-name="T3">AND</text:span><text:span text:style-name="T6"> </text:span><text:span text:style-name="T5">date</text:span><text:span text:style-name="T6"> </text:span><text:span text:style-name="T3">BETWEEN</text:span><text:span text:style-name="T6"> </text:span><text:span text:style-name="T12">'20170701'</text:span><text:span text:style-name="T6"> </text:span><text:span text:style-name="T3">AND</text:span><text:span text:style-name="T6"> </text:span><text:span text:style-name="T12">'20170801'</text:span><text:span text:style-name="T6"> # test </text:span><text:span text:style-name="T8">1</text:span><text:span text:style-name="T6"> </text:span><text:span text:style-name="T3">month</text:span></text:p>
        <text:p text:style-name="P44"/>
        <text:p text:style-name="P45"><text:s text:c="2"/><text:span text:style-name="T3">GROUP</text:span><text:span text:style-name="T6"> </text:span><text:span text:style-name="T3">BY</text:span></text:p>
        <text:p text:style-name="P45"><text:s text:c="2"/><text:span text:style-name="T6">unique_session_id,</text:span></text:p>
        <text:p text:style-name="P45"><text:s text:c="2"/><text:span text:style-name="T6">will_buy_on_return_visit,</text:span></text:p>
        <text:p text:style-name="P45"><text:s text:c="2"/><text:span text:style-name="T6">bounces,</text:span></text:p>
        <text:p text:style-name="P45"><text:s text:c="2"/><text:span text:style-name="T6">time_on_site,</text:span></text:p>
        <text:p text:style-name="P45"><text:s text:c="2"/><text:span text:style-name="T6">totals.pageviews,</text:span></text:p>
        <text:p text:style-name="P45"><text:s text:c="2"/><text:span text:style-name="T6">trafficSource.source,</text:span></text:p>
        <text:p text:style-name="P45"><text:s text:c="2"/><text:span text:style-name="T6">trafficSource.medium,</text:span></text:p>
        <text:p text:style-name="P45"><text:s text:c="2"/><text:span text:style-name="T6">channelGrouping,</text:span></text:p>
        <text:p text:style-name="P45"><text:s text:c="2"/><text:span text:style-name="T6">device.deviceCategory,</text:span></text:p>
        <text:p text:style-name="P45"><text:s text:c="2"/><text:span text:style-name="T6">country</text:span></text:p>
        <text:p text:style-name="P46">)</text:p>
        <text:p text:style-name="P44"/>
        <text:p text:style-name="P46">)</text:p>
        <text:p text:style-name="P44"/>
        <text:p text:style-name="P46"><text:span text:style-name="T2">ORDER</text:span> <text:span text:style-name="T2">BY</text:span></text:p>
        <text:p text:style-name="P45"><text:s text:c="2"/><text:span text:style-name="T6">predicted_will_buy_on_return_visit </text:span><text:span text:style-name="T3">DESC</text:span><text:span text:style-name="T6">;</text:span></text:p>
        <text:p text:style-name="P38">Copied!</text:p>
        <text:p text:style-name="Text_20_body">content_copy</text:p>
        <text:p text:style-name="Text_20_body">The output now shows a classification model that can better predict the probability that a first-time visitor to the Google Merchandise Store will make a purchase in a later visit. By comparing the result above with the previous model shown in Task 7, you can see the confidence the model has in its predictions is more accurate when compared to the logistic_regression model type.</text:p>
        <text:h text:style-name="Heading_20_2" text:outline-level="2"><text:bookmark text:name="step12"/>End your lab</text:h>
        <text:p text:style-name="Text_20_body">When you have completed your lab, click <text:span text:style-name="Strong_20_Emphasis">End Lab</text:span>. Google Cloud Skills Boost removes the resources you’ve used and cleans the account for you.</text:p>
        <text:p text:style-name="Text_20_body">You will be given an opportunity to rate the lab experience. Select the applicable number of stars, type a comment, and then click <text:span text:style-name="Strong_20_Emphasis">Submit</text:span>.</text:p>
        <text:p text:style-name="Text_20_body">The number of stars indicates the following:</text:p>
        <text:list xml:id="list8183871899221863737" text:style-name="L26">
          <text:list-item>
            <text:p text:style-name="P36">1 star = Very dissatisfied</text:p>
          </text:list-item>
          <text:list-item>
            <text:p text:style-name="P36">2 stars = Dissatisfied</text:p>
          </text:list-item>
          <text:list-item>
            <text:p text:style-name="P36">3 stars = Neutral</text:p>
          </text:list-item>
          <text:list-item>
            <text:p text:style-name="P36">4 stars = Satisfied</text:p>
          </text:list-item>
          <text:list-item>
            <text:p text:style-name="P26">5 stars = Very satisfied</text:p>
          </text:list-item>
        </text:list>
        <text:p text:style-name="Text_20_body">You can close the dialog box if you don't want to provide feedback.</text:p>
        <text:p text:style-name="Text_20_body">For feedback, suggestions, or corrections, please use the <text:span text:style-name="Strong_20_Emphasis">Support</text:span> tab.</text:p>
        <text:p text:style-name="Text_20_body"><text:soft-page-break/>Copyright 2022 Google LLC All rights reserved. Google and the Google logo are trademarks of Google LLC. All other company and product names may be trademarks of the respective companies with which they are associate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Mono" svg:font-family="'Roboto Mono', monospace"/>
    <style:font-face style:name="Roboto" svg:font-family="Roboto,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ekhar Manna</meta:initial-creator>
    <meta:creation-date>2024-05-20T21:15:51.58</meta:creation-date>
    <meta:document-statistic meta:table-count="6" meta:image-count="2" meta:object-count="0" meta:page-count="20" meta:paragraph-count="757" meta:word-count="4282" meta:character-count="30731"/>
    <dc:date>2024-05-20T21:16:15.28</dc:date>
    <dc:creator>Shekhar Manna</dc:creator>
    <meta:editing-duration>PT25S</meta:editing-duration>
    <meta:editing-cycles>1</meta:editing-cycles>
    <meta:generator>OpenOffice/4.1.10$Win32 OpenOffice.org_project/4110m2$Build-9807</meta:generator>
  </office:meta>
</office:document-meta>
</file>